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11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28167" table:style-name="ce57">
            <text:p>8,928,167</text:p>
          </table:table-cell>
          <table:table-cell office:value-type="float" office:value="23563356" table:style-name="ce58">
            <text:p>23,563,356</text:p>
          </table:table-cell>
          <table:table-cell office:value-type="float" office:value="11675605" table:style-name="ce58">
            <text:p>11,675,605</text:p>
          </table:table-cell>
          <table:table-cell office:value-type="float" office:value="11887751" table:style-name="ce59">
            <text:p>11,887,751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05665" table:style-name="ce57">
            <text:p>1,605,665</text:p>
          </table:table-cell>
          <table:table-cell office:value-type="float" office:value="4030594" table:style-name="ce62">
            <text:p>4,030,594</text:p>
          </table:table-cell>
          <table:table-cell office:value-type="float" office:value="1968161" table:style-name="ce62">
            <text:p>1,968,161</text:p>
          </table:table-cell>
          <table:table-cell office:value-type="float" office:value="2062433" table:style-name="ce59">
            <text:p>2,062,433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1389" table:style-name="ce57">
            <text:p>1,061,389</text:p>
          </table:table-cell>
          <table:table-cell office:value-type="float" office:value="2605369" table:style-name="ce62">
            <text:p>2,605,369</text:p>
          </table:table-cell>
          <table:table-cell office:value-type="float" office:value="1240053" table:style-name="ce62">
            <text:p>1,240,053</text:p>
          </table:table-cell>
          <table:table-cell office:value-type="float" office:value="1365316" table:style-name="ce59">
            <text:p>1,365,31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44967" table:style-name="ce57">
            <text:p>844,967</text:p>
          </table:table-cell>
          <table:table-cell office:value-type="float" office:value="2267070" table:style-name="ce62">
            <text:p>2,267,070</text:p>
          </table:table-cell>
          <table:table-cell office:value-type="float" office:value="1123589" table:style-name="ce62">
            <text:p>1,123,589</text:p>
          </table:table-cell>
          <table:table-cell office:value-type="float" office:value="1143481" table:style-name="ce59">
            <text:p>1,143,48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01101" table:style-name="ce57">
            <text:p>1,001,101</text:p>
          </table:table-cell>
          <table:table-cell office:value-type="float" office:value="2818670" table:style-name="ce62">
            <text:p>2,818,670</text:p>
          </table:table-cell>
          <table:table-cell office:value-type="float" office:value="1384722" table:style-name="ce62">
            <text:p>1,384,722</text:p>
          </table:table-cell>
          <table:table-cell office:value-type="float" office:value="1433948" table:style-name="ce59">
            <text:p>1,433,94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3242" table:style-name="ce57">
            <text:p>703,242</text:p>
          </table:table-cell>
          <table:table-cell office:value-type="float" office:value="1875378" table:style-name="ce62">
            <text:p>1,875,378</text:p>
          </table:table-cell>
          <table:table-cell office:value-type="float" office:value="934133" table:style-name="ce62">
            <text:p>934,133</text:p>
          </table:table-cell>
          <table:table-cell office:value-type="float" office:value="941245" table:style-name="ce59">
            <text:p>941,245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9137" table:style-name="ce57">
            <text:p>1,119,137</text:p>
          </table:table-cell>
          <table:table-cell office:value-type="float" office:value="2766752" table:style-name="ce61">
            <text:p>2,766,752</text:p>
          </table:table-cell>
          <table:table-cell office:value-type="float" office:value="1364832" table:style-name="ce62">
            <text:p>1,364,832</text:p>
          </table:table-cell>
          <table:table-cell office:value-type="float" office:value="1401920" table:style-name="ce59">
            <text:p>1,401,920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47554" table:style-name="ce57">
            <text:p>2,547,554</text:p>
          </table:table-cell>
          <table:table-cell office:value-type="float" office:value="7045834" table:style-name="ce61">
            <text:p>7,045,834</text:p>
          </table:table-cell>
          <table:table-cell office:value-type="float" office:value="3582378" table:style-name="ce62">
            <text:p>3,582,378</text:p>
          </table:table-cell>
          <table:table-cell office:value-type="float" office:value="3463456" table:style-name="ce59">
            <text:p>3,463,456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543" table:style-name="ce36">
            <text:p>172,543</text:p>
          </table:table-cell>
          <table:table-cell office:value-type="float" office:value="453246" table:style-name="ce37">
            <text:p>453,246</text:p>
          </table:table-cell>
          <table:table-cell office:value-type="float" office:value="228430" table:style-name="ce37">
            <text:p>228,430</text:p>
          </table:table-cell>
          <table:table-cell office:value-type="float" office:value="224816" table:style-name="ce37">
            <text:p>224,81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5420" table:style-name="ce36">
            <text:p>205,420</text:p>
          </table:table-cell>
          <table:table-cell office:value-type="float" office:value="570065" table:style-name="ce37">
            <text:p>570,065</text:p>
          </table:table-cell>
          <table:table-cell office:value-type="float" office:value="291001" table:style-name="ce37">
            <text:p>291,001</text:p>
          </table:table-cell>
          <table:table-cell office:value-type="float" office:value="279064" table:style-name="ce37">
            <text:p>279,06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3238" table:style-name="ce36">
            <text:p>193,238</text:p>
          </table:table-cell>
          <table:table-cell office:value-type="float" office:value="542985" table:style-name="ce37">
            <text:p>542,985</text:p>
          </table:table-cell>
          <table:table-cell office:value-type="float" office:value="279847" table:style-name="ce37">
            <text:p>279,847</text:p>
          </table:table-cell>
          <table:table-cell office:value-type="float" office:value="263138" table:style-name="ce37">
            <text:p>263,13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6448" table:style-name="ce36">
            <text:p>396,448</text:p>
          </table:table-cell>
          <table:table-cell office:value-type="float" office:value="1267339" table:style-name="ce37">
            <text:p>1,267,339</text:p>
          </table:table-cell>
          <table:table-cell office:value-type="float" office:value="644163" table:style-name="ce37">
            <text:p>644,163</text:p>
          </table:table-cell>
          <table:table-cell office:value-type="float" office:value="623176" table:style-name="ce37">
            <text:p>623,17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98" table:style-name="ce36">
            <text:p>179,598</text:p>
          </table:table-cell>
          <table:table-cell office:value-type="float" office:value="491241" table:style-name="ce37">
            <text:p>491,241</text:p>
          </table:table-cell>
          <table:table-cell office:value-type="float" office:value="251010" table:style-name="ce37">
            <text:p>251,010</text:p>
          </table:table-cell>
          <table:table-cell office:value-type="float" office:value="240231" table:style-name="ce37">
            <text:p>240,231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3958" table:style-name="ce36">
            <text:p>243,958</text:p>
          </table:table-cell>
          <table:table-cell office:value-type="float" office:value="677293" table:style-name="ce37">
            <text:p>677,293</text:p>
          </table:table-cell>
          <table:table-cell office:value-type="float" office:value="350364" table:style-name="ce37">
            <text:p>350,364</text:p>
          </table:table-cell>
          <table:table-cell office:value-type="float" office:value="326929" table:style-name="ce37">
            <text:p>326,9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627" table:style-name="ce36">
            <text:p>184,627</text:p>
          </table:table-cell>
          <table:table-cell office:value-type="float" office:value="499881" table:style-name="ce37">
            <text:p>499,881</text:p>
          </table:table-cell>
          <table:table-cell office:value-type="float" office:value="259313" table:style-name="ce37">
            <text:p>259,313</text:p>
          </table:table-cell>
          <table:table-cell office:value-type="float" office:value="240568" table:style-name="ce37">
            <text:p>240,5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562" table:style-name="ce36">
            <text:p>291,562</text:p>
          </table:table-cell>
          <table:table-cell office:value-type="float" office:value="813176" table:style-name="ce37">
            <text:p>813,176</text:p>
          </table:table-cell>
          <table:table-cell office:value-type="float" office:value="414303" table:style-name="ce37">
            <text:p>414,303</text:p>
          </table:table-cell>
          <table:table-cell office:value-type="float" office:value="398873" table:style-name="ce37">
            <text:p>398,87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545" table:style-name="ce36">
            <text:p>83,545</text:p>
          </table:table-cell>
          <table:table-cell office:value-type="float" office:value="215351" table:style-name="ce55">
            <text:p>215,351</text:p>
          </table:table-cell>
          <table:table-cell office:value-type="float" office:value="110655" table:style-name="ce37">
            <text:p>110,655</text:p>
          </table:table-cell>
          <table:table-cell office:value-type="float" office:value="104696" table:style-name="ce37">
            <text:p>104,6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376" table:style-name="ce36">
            <text:p>127,376</text:p>
          </table:table-cell>
          <table:table-cell office:value-type="float" office:value="324501" table:style-name="ce37">
            <text:p>324,501</text:p>
          </table:table-cell>
          <table:table-cell office:value-type="float" office:value="164115" table:style-name="ce37">
            <text:p>164,115</text:p>
          </table:table-cell>
          <table:table-cell office:value-type="float" office:value="160386" table:style-name="ce37">
            <text:p>160,3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967" table:style-name="ce36">
            <text:p>41,967</text:p>
          </table:table-cell>
          <table:table-cell office:value-type="float" office:value="105907" table:style-name="ce37">
            <text:p>105,907</text:p>
          </table:table-cell>
          <table:table-cell office:value-type="float" office:value="54496" table:style-name="ce37">
            <text:p>54,496</text:p>
          </table:table-cell>
          <table:table-cell office:value-type="float" office:value="51411" table:style-name="ce37">
            <text:p>51,4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418" table:style-name="ce36">
            <text:p>155,418</text:p>
          </table:table-cell>
          <table:table-cell office:value-type="float" office:value="367740" table:style-name="ce37">
            <text:p>367,740</text:p>
          </table:table-cell>
          <table:table-cell office:value-type="float" office:value="183422" table:style-name="ce37">
            <text:p>183,422</text:p>
          </table:table-cell>
          <table:table-cell office:value-type="float" office:value="184318" table:style-name="ce37">
            <text:p>184,3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0691" table:style-name="ce36">
            <text:p>170,691</text:p>
          </table:table-cell>
          <table:table-cell office:value-type="float" office:value="451033" table:style-name="ce37">
            <text:p>451,033</text:p>
          </table:table-cell>
          <table:table-cell office:value-type="float" office:value="222507" table:style-name="ce37">
            <text:p>222,507</text:p>
          </table:table-cell>
          <table:table-cell office:value-type="float" office:value="228526" table:style-name="ce37">
            <text:p>228,5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163" table:style-name="ce36">
            <text:p>101,163</text:p>
          </table:table-cell>
          <table:table-cell office:value-type="float" office:value="266076" table:style-name="ce37">
            <text:p>266,076</text:p>
          </table:table-cell>
          <table:table-cell office:value-type="float" office:value="128752" table:style-name="ce37">
            <text:p>128,752</text:p>
          </table:table-cell>
          <table:table-cell office:value-type="float" office:value="137324" table:style-name="ce37">
            <text:p>137,32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112" table:style-name="ce57">
            <text:p>45,112</text:p>
          </table:table-cell>
          <table:table-cell office:value-type="float" office:value="153689" table:style-name="ce61">
            <text:p>153,689</text:p>
          </table:table-cell>
          <table:table-cell office:value-type="float" office:value="77737" table:style-name="ce61">
            <text:p>77,737</text:p>
          </table:table-cell>
          <table:table-cell office:value-type="float" office:value="75952" table:style-name="ce61">
            <text:p>75,9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742" table:style-name="ce36">
            <text:p>41,742</text:p>
          </table:table-cell>
          <table:table-cell office:value-type="float" office:value="140490" table:style-name="ce37">
            <text:p>140,490</text:p>
          </table:table-cell>
          <table:table-cell office:value-type="float" office:value="70132" table:style-name="ce37">
            <text:p>70,132</text:p>
          </table:table-cell>
          <table:table-cell office:value-type="float" office:value="70358" table:style-name="ce37">
            <text:p>70,35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370" table:style-name="ce38">
            <text:p>3,370</text:p>
          </table:table-cell>
          <table:table-cell office:value-type="float" office:value="13199" table:style-name="ce39">
            <text:p>13,199</text:p>
          </table:table-cell>
          <table:table-cell office:value-type="float" office:value="7605" table:style-name="ce39">
            <text:p>7,605</text:p>
          </table:table-cell>
          <table:table-cell office:value-type="float" office:value="5594" table:style-name="ce39">
            <text:p>5,594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12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05665" table:style-name="ce82">
            <text:p>1,605,665</text:p>
          </table:table-cell>
          <table:table-cell office:value-type="float" office:value="4030594" table:style-name="ce79">
            <text:p>4,030,594</text:p>
          </table:table-cell>
          <table:table-cell office:value-type="float" office:value="1968161" table:style-name="ce79">
            <text:p>1,968,161</text:p>
          </table:table-cell>
          <table:table-cell office:value-type="float" office:value="2062433" table:style-name="ce83">
            <text:p>2,062,43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7753" table:style-name="ce9">
            <text:p>217,753</text:p>
          </table:table-cell>
          <table:table-cell office:value-type="float" office:value="557149" table:style-name="ce11">
            <text:p>557,149</text:p>
          </table:table-cell>
          <table:table-cell office:value-type="float" office:value="270828" table:style-name="ce11">
            <text:p>270,828</text:p>
          </table:table-cell>
          <table:table-cell office:value-type="float" office:value="286321" table:style-name="ce23">
            <text:p>286,3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652" table:style-name="ce9">
            <text:p>154,652</text:p>
          </table:table-cell>
          <table:table-cell office:value-type="float" office:value="385511" table:style-name="ce11">
            <text:p>385,511</text:p>
          </table:table-cell>
          <table:table-cell office:value-type="float" office:value="188993" table:style-name="ce11">
            <text:p>188,993</text:p>
          </table:table-cell>
          <table:table-cell office:value-type="float" office:value="196518" table:style-name="ce23">
            <text:p>196,5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963" table:style-name="ce9">
            <text:p>168,963</text:p>
          </table:table-cell>
          <table:table-cell office:value-type="float" office:value="411666" table:style-name="ce11">
            <text:p>411,666</text:p>
          </table:table-cell>
          <table:table-cell office:value-type="float" office:value="199044" table:style-name="ce11">
            <text:p>199,044</text:p>
          </table:table-cell>
          <table:table-cell office:value-type="float" office:value="212622" table:style-name="ce23">
            <text:p>212,62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790" table:style-name="ce9">
            <text:p>91,790</text:p>
          </table:table-cell>
          <table:table-cell office:value-type="float" office:value="219395" table:style-name="ce11">
            <text:p>219,395</text:p>
          </table:table-cell>
          <table:table-cell office:value-type="float" office:value="103867" table:style-name="ce11">
            <text:p>103,867</text:p>
          </table:table-cell>
          <table:table-cell office:value-type="float" office:value="115528" table:style-name="ce23">
            <text:p>115,52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0708" table:style-name="ce9">
            <text:p>160,708</text:p>
          </table:table-cell>
          <table:table-cell office:value-type="float" office:value="422442" table:style-name="ce11">
            <text:p>422,442</text:p>
          </table:table-cell>
          <table:table-cell office:value-type="float" office:value="205805" table:style-name="ce11">
            <text:p>205,805</text:p>
          </table:table-cell>
          <table:table-cell office:value-type="float" office:value="216637" table:style-name="ce23">
            <text:p>216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10" table:style-name="ce9">
            <text:p>130,410</text:p>
          </table:table-cell>
          <table:table-cell office:value-type="float" office:value="303622" table:style-name="ce11">
            <text:p>303,622</text:p>
          </table:table-cell>
          <table:table-cell office:value-type="float" office:value="145574" table:style-name="ce11">
            <text:p>145,574</text:p>
          </table:table-cell>
          <table:table-cell office:value-type="float" office:value="158048" table:style-name="ce23">
            <text:p>158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75" table:style-name="ce9">
            <text:p>67,575</text:p>
          </table:table-cell>
          <table:table-cell office:value-type="float" office:value="183468" table:style-name="ce11">
            <text:p>183,468</text:p>
          </table:table-cell>
          <table:table-cell office:value-type="float" office:value="91413" table:style-name="ce11">
            <text:p>91,413</text:p>
          </table:table-cell>
          <table:table-cell office:value-type="float" office:value="92055" table:style-name="ce23">
            <text:p>92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833" table:style-name="ce9">
            <text:p>31,833</text:p>
          </table:table-cell>
          <table:table-cell office:value-type="float" office:value="87658" table:style-name="ce11">
            <text:p>87,658</text:p>
          </table:table-cell>
          <table:table-cell office:value-type="float" office:value="43912" table:style-name="ce11">
            <text:p>43,912</text:p>
          </table:table-cell>
          <table:table-cell office:value-type="float" office:value="43746" table:style-name="ce23">
            <text:p>43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564" table:style-name="ce9">
            <text:p>44,564</text:p>
          </table:table-cell>
          <table:table-cell office:value-type="float" office:value="116969" table:style-name="ce11">
            <text:p>116,969</text:p>
          </table:table-cell>
          <table:table-cell office:value-type="float" office:value="58444" table:style-name="ce11">
            <text:p>58,444</text:p>
          </table:table-cell>
          <table:table-cell office:value-type="float" office:value="58525" table:style-name="ce23">
            <text:p>58,5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2874" table:style-name="ce9">
            <text:p>82,874</text:p>
          </table:table-cell>
          <table:table-cell office:value-type="float" office:value="182980" table:style-name="ce11">
            <text:p>182,980</text:p>
          </table:table-cell>
          <table:table-cell office:value-type="float" office:value="87480" table:style-name="ce11">
            <text:p>87,480</text:p>
          </table:table-cell>
          <table:table-cell office:value-type="float" office:value="95500" table:style-name="ce23">
            <text:p>95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105" table:style-name="ce9">
            <text:p>91,105</text:p>
          </table:table-cell>
          <table:table-cell office:value-type="float" office:value="205655" table:style-name="ce11">
            <text:p>205,655</text:p>
          </table:table-cell>
          <table:table-cell office:value-type="float" office:value="99990" table:style-name="ce11">
            <text:p>99,990</text:p>
          </table:table-cell>
          <table:table-cell office:value-type="float" office:value="105665" table:style-name="ce23">
            <text:p>105,6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3" table:style-name="ce9">
            <text:p>16,163</text:p>
          </table:table-cell>
          <table:table-cell office:value-type="float" office:value="39133" table:style-name="ce11">
            <text:p>39,133</text:p>
          </table:table-cell>
          <table:table-cell office:value-type="float" office:value="19756" table:style-name="ce11">
            <text:p>19,756</text:p>
          </table:table-cell>
          <table:table-cell office:value-type="float" office:value="19377" table:style-name="ce23">
            <text:p>19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412" table:style-name="ce9">
            <text:p>89,412</text:p>
          </table:table-cell>
          <table:table-cell office:value-type="float" office:value="238165" table:style-name="ce11">
            <text:p>238,165</text:p>
          </table:table-cell>
          <table:table-cell office:value-type="float" office:value="117090" table:style-name="ce11">
            <text:p>117,090</text:p>
          </table:table-cell>
          <table:table-cell office:value-type="float" office:value="121075" table:style-name="ce23">
            <text:p>121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408" table:style-name="ce9">
            <text:p>73,408</text:p>
          </table:table-cell>
          <table:table-cell office:value-type="float" office:value="202443" table:style-name="ce11">
            <text:p>202,443</text:p>
          </table:table-cell>
          <table:table-cell office:value-type="float" office:value="99098" table:style-name="ce11">
            <text:p>99,098</text:p>
          </table:table-cell>
          <table:table-cell office:value-type="float" office:value="103345" table:style-name="ce23">
            <text:p>103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566" table:style-name="ce9">
            <text:p>34,566</text:p>
          </table:table-cell>
          <table:table-cell office:value-type="float" office:value="89303" table:style-name="ce11">
            <text:p>89,303</text:p>
          </table:table-cell>
          <table:table-cell office:value-type="float" office:value="44909" table:style-name="ce11">
            <text:p>44,909</text:p>
          </table:table-cell>
          <table:table-cell office:value-type="float" office:value="44394" table:style-name="ce23">
            <text:p>44,3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33" table:style-name="ce9">
            <text:p>29,033</text:p>
          </table:table-cell>
          <table:table-cell office:value-type="float" office:value="78517" table:style-name="ce11">
            <text:p>78,517</text:p>
          </table:table-cell>
          <table:table-cell office:value-type="float" office:value="38723" table:style-name="ce11">
            <text:p>38,723</text:p>
          </table:table-cell>
          <table:table-cell office:value-type="float" office:value="39794" table:style-name="ce23">
            <text:p>39,7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8690" table:style-name="ce9">
            <text:p>48,690</text:p>
          </table:table-cell>
          <table:table-cell office:value-type="float" office:value="120735" table:style-name="ce11">
            <text:p>120,735</text:p>
          </table:table-cell>
          <table:table-cell office:value-type="float" office:value="58708" table:style-name="ce11">
            <text:p>58,708</text:p>
          </table:table-cell>
          <table:table-cell office:value-type="float" office:value="62027" table:style-name="ce23">
            <text:p>62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19" table:style-name="ce9">
            <text:p>9,819</text:p>
          </table:table-cell>
          <table:table-cell office:value-type="float" office:value="23742" table:style-name="ce11">
            <text:p>23,742</text:p>
          </table:table-cell>
          <table:table-cell office:value-type="float" office:value="11860" table:style-name="ce11">
            <text:p>11,860</text:p>
          </table:table-cell>
          <table:table-cell office:value-type="float" office:value="11882" table:style-name="ce23">
            <text:p>11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9" table:style-name="ce9">
            <text:p>3,409</text:p>
          </table:table-cell>
          <table:table-cell office:value-type="float" office:value="7574" table:style-name="ce11">
            <text:p>7,574</text:p>
          </table:table-cell>
          <table:table-cell office:value-type="float" office:value="4138" table:style-name="ce11">
            <text:p>4,138</text:p>
          </table:table-cell>
          <table:table-cell office:value-type="float" office:value="3436" table:style-name="ce23">
            <text:p>3,4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6" table:style-name="ce9">
            <text:p>2,546</text:p>
          </table:table-cell>
          <table:table-cell office:value-type="float" office:value="6698" table:style-name="ce11">
            <text:p>6,698</text:p>
          </table:table-cell>
          <table:table-cell office:value-type="float" office:value="3647" table:style-name="ce11">
            <text:p>3,647</text:p>
          </table:table-cell>
          <table:table-cell office:value-type="float" office:value="3051" table:style-name="ce23">
            <text:p>3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01" table:style-name="ce9">
            <text:p>9,601</text:p>
          </table:table-cell>
          <table:table-cell office:value-type="float" office:value="22527" table:style-name="ce11">
            <text:p>22,527</text:p>
          </table:table-cell>
          <table:table-cell office:value-type="float" office:value="11570" table:style-name="ce11">
            <text:p>11,570</text:p>
          </table:table-cell>
          <table:table-cell office:value-type="float" office:value="10957" table:style-name="ce23">
            <text:p>10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43" table:style-name="ce9">
            <text:p>4,243</text:p>
          </table:table-cell>
          <table:table-cell office:value-type="float" office:value="11494" table:style-name="ce11">
            <text:p>11,494</text:p>
          </table:table-cell>
          <table:table-cell office:value-type="float" office:value="5979" table:style-name="ce11">
            <text:p>5,979</text:p>
          </table:table-cell>
          <table:table-cell office:value-type="float" office:value="5515" table:style-name="ce23">
            <text:p>5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544" table:style-name="ce9">
            <text:p>15,544</text:p>
          </table:table-cell>
          <table:table-cell office:value-type="float" office:value="39760" table:style-name="ce11">
            <text:p>39,760</text:p>
          </table:table-cell>
          <table:table-cell office:value-type="float" office:value="19814" table:style-name="ce11">
            <text:p>19,814</text:p>
          </table:table-cell>
          <table:table-cell office:value-type="float" office:value="19946" table:style-name="ce23">
            <text:p>19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56" table:style-name="ce9">
            <text:p>2,256</text:p>
          </table:table-cell>
          <table:table-cell office:value-type="float" office:value="4431" table:style-name="ce11">
            <text:p>4,431</text:p>
          </table:table-cell>
          <table:table-cell office:value-type="float" office:value="2480" table:style-name="ce11">
            <text:p>2,480</text:p>
          </table:table-cell>
          <table:table-cell office:value-type="float" office:value="1951" table:style-name="ce23">
            <text:p>1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37" table:style-name="ce9">
            <text:p>3,737</text:p>
          </table:table-cell>
          <table:table-cell office:value-type="float" office:value="8477" table:style-name="ce11">
            <text:p>8,477</text:p>
          </table:table-cell>
          <table:table-cell office:value-type="float" office:value="4597" table:style-name="ce11">
            <text:p>4,597</text:p>
          </table:table-cell>
          <table:table-cell office:value-type="float" office:value="3880" table:style-name="ce23">
            <text:p>3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60" table:style-name="ce9">
            <text:p>4,360</text:p>
          </table:table-cell>
          <table:table-cell office:value-type="float" office:value="11795" table:style-name="ce11">
            <text:p>11,795</text:p>
          </table:table-cell>
          <table:table-cell office:value-type="float" office:value="6034" table:style-name="ce11">
            <text:p>6,034</text:p>
          </table:table-cell>
          <table:table-cell office:value-type="float" office:value="5761" table:style-name="ce23">
            <text:p>5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93" table:style-name="ce9">
            <text:p>7,193</text:p>
          </table:table-cell>
          <table:table-cell office:value-type="float" office:value="21149" table:style-name="ce11">
            <text:p>21,149</text:p>
          </table:table-cell>
          <table:table-cell office:value-type="float" office:value="10399" table:style-name="ce11">
            <text:p>10,399</text:p>
          </table:table-cell>
          <table:table-cell office:value-type="float" office:value="10750" table:style-name="ce23">
            <text:p>10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44" table:style-name="ce9">
            <text:p>7,544</text:p>
          </table:table-cell>
          <table:table-cell office:value-type="float" office:value="21733" table:style-name="ce11">
            <text:p>21,733</text:p>
          </table:table-cell>
          <table:table-cell office:value-type="float" office:value="10886" table:style-name="ce11">
            <text:p>10,886</text:p>
          </table:table-cell>
          <table:table-cell office:value-type="float" office:value="10847" table:style-name="ce23">
            <text:p>10,84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4" table:style-name="ce16">
            <text:p>1,914</text:p>
          </table:table-cell>
          <table:table-cell office:value-type="float" office:value="6403" table:style-name="ce18">
            <text:p>6,403</text:p>
          </table:table-cell>
          <table:table-cell office:value-type="float" office:value="3123" table:style-name="ce18">
            <text:p>3,123</text:p>
          </table:table-cell>
          <table:table-cell office:value-type="float" office:value="3280" table:style-name="ce19">
            <text:p>3,280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1389" table:style-name="ce71">
            <text:p>1,061,389</text:p>
          </table:table-cell>
          <table:table-cell office:value-type="float" office:value="2605369" table:style-name="ce79">
            <text:p>2,605,369</text:p>
          </table:table-cell>
          <table:table-cell office:value-type="float" office:value="1240053" table:style-name="ce79">
            <text:p>1,240,053</text:p>
          </table:table-cell>
          <table:table-cell office:value-type="float" office:value="1365316" table:style-name="ce73">
            <text:p>1,365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982" table:style-name="ce52">
            <text:p>80,982</text:p>
          </table:table-cell>
          <table:table-cell office:value-type="float" office:value="200527" table:style-name="ce11">
            <text:p>200,527</text:p>
          </table:table-cell>
          <table:table-cell office:value-type="float" office:value="93667" table:style-name="ce11">
            <text:p>93,667</text:p>
          </table:table-cell>
          <table:table-cell office:value-type="float" office:value="106860" table:style-name="ce10">
            <text:p>106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034" table:style-name="ce52">
            <text:p>89,034</text:p>
          </table:table-cell>
          <table:table-cell office:value-type="float" office:value="215662" table:style-name="ce11">
            <text:p>215,662</text:p>
          </table:table-cell>
          <table:table-cell office:value-type="float" office:value="102365" table:style-name="ce11">
            <text:p>102,365</text:p>
          </table:table-cell>
          <table:table-cell office:value-type="float" office:value="113297" table:style-name="ce10">
            <text:p>113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245" table:style-name="ce52">
            <text:p>121,245</text:p>
          </table:table-cell>
          <table:table-cell office:value-type="float" office:value="302859" table:style-name="ce11">
            <text:p>302,859</text:p>
          </table:table-cell>
          <table:table-cell office:value-type="float" office:value="141001" table:style-name="ce11">
            <text:p>141,001</text:p>
          </table:table-cell>
          <table:table-cell office:value-type="float" office:value="161858" table:style-name="ce10">
            <text:p>161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923" table:style-name="ce52">
            <text:p>100,923</text:p>
          </table:table-cell>
          <table:table-cell office:value-type="float" office:value="224372" table:style-name="ce11">
            <text:p>224,372</text:p>
          </table:table-cell>
          <table:table-cell office:value-type="float" office:value="103967" table:style-name="ce11">
            <text:p>103,967</text:p>
          </table:table-cell>
          <table:table-cell office:value-type="float" office:value="120405" table:style-name="ce10">
            <text:p>120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84" table:style-name="ce52">
            <text:p>65,784</text:p>
          </table:table-cell>
          <table:table-cell office:value-type="float" office:value="155335" table:style-name="ce11">
            <text:p>155,335</text:p>
          </table:table-cell>
          <table:table-cell office:value-type="float" office:value="73935" table:style-name="ce11">
            <text:p>73,935</text:p>
          </table:table-cell>
          <table:table-cell office:value-type="float" office:value="81400" table:style-name="ce10">
            <text:p>81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111" table:style-name="ce52">
            <text:p>52,111</text:p>
          </table:table-cell>
          <table:table-cell office:value-type="float" office:value="123937" table:style-name="ce11">
            <text:p>123,937</text:p>
          </table:table-cell>
          <table:table-cell office:value-type="float" office:value="60065" table:style-name="ce11">
            <text:p>60,065</text:p>
          </table:table-cell>
          <table:table-cell office:value-type="float" office:value="63872" table:style-name="ce10">
            <text:p>63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369" table:style-name="ce52">
            <text:p>79,369</text:p>
          </table:table-cell>
          <table:table-cell office:value-type="float" office:value="183344" table:style-name="ce11">
            <text:p>183,344</text:p>
          </table:table-cell>
          <table:table-cell office:value-type="float" office:value="89725" table:style-name="ce11">
            <text:p>89,725</text:p>
          </table:table-cell>
          <table:table-cell office:value-type="float" office:value="93619" table:style-name="ce10">
            <text:p>93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714" table:style-name="ce52">
            <text:p>107,714</text:p>
          </table:table-cell>
          <table:table-cell office:value-type="float" office:value="268450" table:style-name="ce11">
            <text:p>268,450</text:p>
          </table:table-cell>
          <table:table-cell office:value-type="float" office:value="128253" table:style-name="ce11">
            <text:p>128,253</text:p>
          </table:table-cell>
          <table:table-cell office:value-type="float" office:value="140197" table:style-name="ce10">
            <text:p>140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8064" table:style-name="ce52">
            <text:p>48,064</text:p>
          </table:table-cell>
          <table:table-cell office:value-type="float" office:value="118934" table:style-name="ce11">
            <text:p>118,934</text:p>
          </table:table-cell>
          <table:table-cell office:value-type="float" office:value="57994" table:style-name="ce11">
            <text:p>57,994</text:p>
          </table:table-cell>
          <table:table-cell office:value-type="float" office:value="60940" table:style-name="ce10">
            <text:p>60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879" table:style-name="ce52">
            <text:p>109,879</text:p>
          </table:table-cell>
          <table:table-cell office:value-type="float" office:value="282759" table:style-name="ce11">
            <text:p>282,759</text:p>
          </table:table-cell>
          <table:table-cell office:value-type="float" office:value="134719" table:style-name="ce11">
            <text:p>134,719</text:p>
          </table:table-cell>
          <table:table-cell office:value-type="float" office:value="148040" table:style-name="ce10">
            <text:p>148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169" table:style-name="ce52">
            <text:p>108,169</text:p>
          </table:table-cell>
          <table:table-cell office:value-type="float" office:value="278894" table:style-name="ce11">
            <text:p>278,894</text:p>
          </table:table-cell>
          <table:table-cell office:value-type="float" office:value="134212" table:style-name="ce11">
            <text:p>134,212</text:p>
          </table:table-cell>
          <table:table-cell office:value-type="float" office:value="144682" table:style-name="ce10">
            <text:p>144,68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115" table:style-name="ce53">
            <text:p>98,115</text:p>
          </table:table-cell>
          <table:table-cell office:value-type="float" office:value="250296" table:style-name="ce18">
            <text:p>250,296</text:p>
          </table:table-cell>
          <table:table-cell office:value-type="float" office:value="120150" table:style-name="ce18">
            <text:p>120,150</text:p>
          </table:table-cell>
          <table:table-cell office:value-type="float" office:value="130146" table:style-name="ce17">
            <text:p>130,146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44967" table:style-name="ce71">
            <text:p>844,967</text:p>
          </table:table-cell>
          <table:table-cell office:value-type="float" office:value="2267070" table:style-name="ce79">
            <text:p>2,267,070</text:p>
          </table:table-cell>
          <table:table-cell office:value-type="float" office:value="1123589" table:style-name="ce79">
            <text:p>1,123,589</text:p>
          </table:table-cell>
          <table:table-cell office:value-type="float" office:value="1143481" table:style-name="ce83">
            <text:p>1,143,48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7521" table:style-name="ce52">
            <text:p>177,521</text:p>
          </table:table-cell>
          <table:table-cell office:value-type="float" office:value="456744" table:style-name="ce11">
            <text:p>456,744</text:p>
          </table:table-cell>
          <table:table-cell office:value-type="float" office:value="220845" table:style-name="ce11">
            <text:p>220,845</text:p>
          </table:table-cell>
          <table:table-cell office:value-type="float" office:value="235899" table:style-name="ce23">
            <text:p>235,89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1061" table:style-name="ce52">
            <text:p>161,061</text:p>
          </table:table-cell>
          <table:table-cell office:value-type="float" office:value="422081" table:style-name="ce11">
            <text:p>422,081</text:p>
          </table:table-cell>
          <table:table-cell office:value-type="float" office:value="206880" table:style-name="ce11">
            <text:p>206,880</text:p>
          </table:table-cell>
          <table:table-cell office:value-type="float" office:value="215201" table:style-name="ce23">
            <text:p>215,20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104" table:style-name="ce52">
            <text:p>34,104</text:p>
          </table:table-cell>
          <table:table-cell office:value-type="float" office:value="95720" table:style-name="ce11">
            <text:p>95,720</text:p>
          </table:table-cell>
          <table:table-cell office:value-type="float" office:value="48646" table:style-name="ce11">
            <text:p>48,646</text:p>
          </table:table-cell>
          <table:table-cell office:value-type="float" office:value="47074" table:style-name="ce23">
            <text:p>47,0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2459" table:style-name="ce52">
            <text:p>62,459</text:p>
          </table:table-cell>
          <table:table-cell office:value-type="float" office:value="174957" table:style-name="ce11">
            <text:p>174,957</text:p>
          </table:table-cell>
          <table:table-cell office:value-type="float" office:value="87798" table:style-name="ce11">
            <text:p>87,798</text:p>
          </table:table-cell>
          <table:table-cell office:value-type="float" office:value="87159" table:style-name="ce23">
            <text:p>87,15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275" table:style-name="ce52">
            <text:p>61,275</text:p>
          </table:table-cell>
          <table:table-cell office:value-type="float" office:value="166990" table:style-name="ce11">
            <text:p>166,990</text:p>
          </table:table-cell>
          <table:table-cell office:value-type="float" office:value="82609" table:style-name="ce11">
            <text:p>82,609</text:p>
          </table:table-cell>
          <table:table-cell office:value-type="float" office:value="84381" table:style-name="ce23">
            <text:p>84,38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663" table:style-name="ce52">
            <text:p>35,663</text:p>
          </table:table-cell>
          <table:table-cell office:value-type="float" office:value="93714" table:style-name="ce11">
            <text:p>93,714</text:p>
          </table:table-cell>
          <table:table-cell office:value-type="float" office:value="47679" table:style-name="ce11">
            <text:p>47,679</text:p>
          </table:table-cell>
          <table:table-cell office:value-type="float" office:value="46035" table:style-name="ce23">
            <text:p>46,03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5470" table:style-name="ce52">
            <text:p>65,470</text:p>
          </table:table-cell>
          <table:table-cell office:value-type="float" office:value="164392" table:style-name="ce11">
            <text:p>164,392</text:p>
          </table:table-cell>
          <table:table-cell office:value-type="float" office:value="81597" table:style-name="ce11">
            <text:p>81,597</text:p>
          </table:table-cell>
          <table:table-cell office:value-type="float" office:value="82795" table:style-name="ce23">
            <text:p>82,79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359" table:style-name="ce52">
            <text:p>76,359</text:p>
          </table:table-cell>
          <table:table-cell office:value-type="float" office:value="208930" table:style-name="ce11">
            <text:p>208,930</text:p>
          </table:table-cell>
          <table:table-cell office:value-type="float" office:value="103912" table:style-name="ce11">
            <text:p>103,912</text:p>
          </table:table-cell>
          <table:table-cell office:value-type="float" office:value="105018" table:style-name="ce23">
            <text:p>105,01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073" table:style-name="ce52">
            <text:p>44,073</text:p>
          </table:table-cell>
          <table:table-cell office:value-type="float" office:value="124364" table:style-name="ce11">
            <text:p>124,364</text:p>
          </table:table-cell>
          <table:table-cell office:value-type="float" office:value="61977" table:style-name="ce11">
            <text:p>61,977</text:p>
          </table:table-cell>
          <table:table-cell office:value-type="float" office:value="62387" table:style-name="ce23">
            <text:p>62,38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981" table:style-name="ce52">
            <text:p>80,981</text:p>
          </table:table-cell>
          <table:table-cell office:value-type="float" office:value="228580" table:style-name="ce11">
            <text:p>228,580</text:p>
          </table:table-cell>
          <table:table-cell office:value-type="float" office:value="113125" table:style-name="ce11">
            <text:p>113,125</text:p>
          </table:table-cell>
          <table:table-cell office:value-type="float" office:value="115455" table:style-name="ce23">
            <text:p>115,45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254" table:style-name="ce52">
            <text:p>17,254</text:p>
          </table:table-cell>
          <table:table-cell office:value-type="float" office:value="49320" table:style-name="ce11">
            <text:p>49,320</text:p>
          </table:table-cell>
          <table:table-cell office:value-type="float" office:value="26214" table:style-name="ce11">
            <text:p>26,214</text:p>
          </table:table-cell>
          <table:table-cell office:value-type="float" office:value="23106" table:style-name="ce23">
            <text:p>23,10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894" table:style-name="ce52">
            <text:p>24,894</text:p>
          </table:table-cell>
          <table:table-cell office:value-type="float" office:value="68952" table:style-name="ce11">
            <text:p>68,952</text:p>
          </table:table-cell>
          <table:table-cell office:value-type="float" office:value="35661" table:style-name="ce11">
            <text:p>35,661</text:p>
          </table:table-cell>
          <table:table-cell office:value-type="float" office:value="33291" table:style-name="ce23">
            <text:p>33,291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3" table:style-name="ce53">
            <text:p>3,853</text:p>
          </table:table-cell>
          <table:table-cell office:value-type="float" office:value="12326" table:style-name="ce18">
            <text:p>12,326</text:p>
          </table:table-cell>
          <table:table-cell office:value-type="float" office:value="6646" table:style-name="ce18">
            <text:p>6,646</text:p>
          </table:table-cell>
          <table:table-cell office:value-type="float" office:value="5680" table:style-name="ce19">
            <text:p>5,68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11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01101" table:style-name="ce71">
            <text:p>1,001,101</text:p>
          </table:table-cell>
          <table:table-cell office:value-type="float" office:value="2818670" table:style-name="ce79">
            <text:p>2,818,670</text:p>
          </table:table-cell>
          <table:table-cell office:value-type="float" office:value="1384722" table:style-name="ce79">
            <text:p>1,384,722</text:p>
          </table:table-cell>
          <table:table-cell office:value-type="float" office:value="1433948" table:style-name="ce73">
            <text:p>1,433,94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71" table:style-name="ce52">
            <text:p>7,971</text:p>
          </table:table-cell>
          <table:table-cell office:value-type="float" office:value="18162" table:style-name="ce11">
            <text:p>18,162</text:p>
          </table:table-cell>
          <table:table-cell office:value-type="float" office:value="8988" table:style-name="ce11">
            <text:p>8,988</text:p>
          </table:table-cell>
          <table:table-cell office:value-type="float" office:value="9174" table:style-name="ce10">
            <text:p>9,17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812" table:style-name="ce52">
            <text:p>28,812</text:p>
          </table:table-cell>
          <table:table-cell office:value-type="float" office:value="75859" table:style-name="ce11">
            <text:p>75,859</text:p>
          </table:table-cell>
          <table:table-cell office:value-type="float" office:value="37560" table:style-name="ce11">
            <text:p>37,560</text:p>
          </table:table-cell>
          <table:table-cell office:value-type="float" office:value="38299" table:style-name="ce10">
            <text:p>38,29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163" table:style-name="ce52">
            <text:p>50,163</text:p>
          </table:table-cell>
          <table:table-cell office:value-type="float" office:value="126569" table:style-name="ce11">
            <text:p>126,569</text:p>
          </table:table-cell>
          <table:table-cell office:value-type="float" office:value="60531" table:style-name="ce11">
            <text:p>60,531</text:p>
          </table:table-cell>
          <table:table-cell office:value-type="float" office:value="66038" table:style-name="ce10">
            <text:p>66,03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307" table:style-name="ce52">
            <text:p>46,307</text:p>
          </table:table-cell>
          <table:table-cell office:value-type="float" office:value="114608" table:style-name="ce11">
            <text:p>114,608</text:p>
          </table:table-cell>
          <table:table-cell office:value-type="float" office:value="54261" table:style-name="ce11">
            <text:p>54,261</text:p>
          </table:table-cell>
          <table:table-cell office:value-type="float" office:value="60347" table:style-name="ce10">
            <text:p>60,34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579" table:style-name="ce52">
            <text:p>60,579</text:p>
          </table:table-cell>
          <table:table-cell office:value-type="float" office:value="146611" table:style-name="ce11">
            <text:p>146,611</text:p>
          </table:table-cell>
          <table:table-cell office:value-type="float" office:value="69887" table:style-name="ce11">
            <text:p>69,887</text:p>
          </table:table-cell>
          <table:table-cell office:value-type="float" office:value="76724" table:style-name="ce10">
            <text:p>76,72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9742" table:style-name="ce52">
            <text:p>89,742</text:p>
          </table:table-cell>
          <table:table-cell office:value-type="float" office:value="231173" table:style-name="ce11">
            <text:p>231,173</text:p>
          </table:table-cell>
          <table:table-cell office:value-type="float" office:value="110702" table:style-name="ce11">
            <text:p>110,702</text:p>
          </table:table-cell>
          <table:table-cell office:value-type="float" office:value="120471" table:style-name="ce10">
            <text:p>120,47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6618" table:style-name="ce52">
            <text:p>66,618</text:p>
          </table:table-cell>
          <table:table-cell office:value-type="float" office:value="175720" table:style-name="ce11">
            <text:p>175,720</text:p>
          </table:table-cell>
          <table:table-cell office:value-type="float" office:value="83927" table:style-name="ce11">
            <text:p>83,927</text:p>
          </table:table-cell>
          <table:table-cell office:value-type="float" office:value="91793" table:style-name="ce10">
            <text:p>91,79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7110" table:style-name="ce52">
            <text:p>107,110</text:p>
          </table:table-cell>
          <table:table-cell office:value-type="float" office:value="286584" table:style-name="ce11">
            <text:p>286,584</text:p>
          </table:table-cell>
          <table:table-cell office:value-type="float" office:value="136794" table:style-name="ce11">
            <text:p>136,794</text:p>
          </table:table-cell>
          <table:table-cell office:value-type="float" office:value="149790" table:style-name="ce10">
            <text:p>149,79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106" table:style-name="ce52">
            <text:p>55,106</text:p>
          </table:table-cell>
          <table:table-cell office:value-type="float" office:value="166076" table:style-name="ce11">
            <text:p>166,076</text:p>
          </table:table-cell>
          <table:table-cell office:value-type="float" office:value="81840" table:style-name="ce11">
            <text:p>81,840</text:p>
          </table:table-cell>
          <table:table-cell office:value-type="float" office:value="84236" table:style-name="ce10">
            <text:p>84,23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12" table:style-name="ce52">
            <text:p>17,512</text:p>
          </table:table-cell>
          <table:table-cell office:value-type="float" office:value="49208" table:style-name="ce11">
            <text:p>49,208</text:p>
          </table:table-cell>
          <table:table-cell office:value-type="float" office:value="25236" table:style-name="ce11">
            <text:p>25,236</text:p>
          </table:table-cell>
          <table:table-cell office:value-type="float" office:value="23972" table:style-name="ce10">
            <text:p>23,9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771" table:style-name="ce52">
            <text:p>23,771</text:p>
          </table:table-cell>
          <table:table-cell office:value-type="float" office:value="76111" table:style-name="ce11">
            <text:p>76,111</text:p>
          </table:table-cell>
          <table:table-cell office:value-type="float" office:value="38196" table:style-name="ce11">
            <text:p>38,196</text:p>
          </table:table-cell>
          <table:table-cell office:value-type="float" office:value="37915" table:style-name="ce10">
            <text:p>37,91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223" table:style-name="ce52">
            <text:p>29,223</text:p>
          </table:table-cell>
          <table:table-cell office:value-type="float" office:value="87962" table:style-name="ce11">
            <text:p>87,962</text:p>
          </table:table-cell>
          <table:table-cell office:value-type="float" office:value="44907" table:style-name="ce11">
            <text:p>44,907</text:p>
          </table:table-cell>
          <table:table-cell office:value-type="float" office:value="43055" table:style-name="ce10">
            <text:p>43,0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267" table:style-name="ce52">
            <text:p>31,267</text:p>
          </table:table-cell>
          <table:table-cell office:value-type="float" office:value="95165" table:style-name="ce11">
            <text:p>95,165</text:p>
          </table:table-cell>
          <table:table-cell office:value-type="float" office:value="47858" table:style-name="ce11">
            <text:p>47,858</text:p>
          </table:table-cell>
          <table:table-cell office:value-type="float" office:value="47307" table:style-name="ce10">
            <text:p>47,30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012" table:style-name="ce52">
            <text:p>19,012</text:p>
          </table:table-cell>
          <table:table-cell office:value-type="float" office:value="59253" table:style-name="ce11">
            <text:p>59,253</text:p>
          </table:table-cell>
          <table:table-cell office:value-type="float" office:value="29662" table:style-name="ce11">
            <text:p>29,662</text:p>
          </table:table-cell>
          <table:table-cell office:value-type="float" office:value="29591" table:style-name="ce10">
            <text:p>29,5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791" table:style-name="ce52">
            <text:p>16,791</text:p>
          </table:table-cell>
          <table:table-cell office:value-type="float" office:value="54348" table:style-name="ce11">
            <text:p>54,348</text:p>
          </table:table-cell>
          <table:table-cell office:value-type="float" office:value="27530" table:style-name="ce11">
            <text:p>27,530</text:p>
          </table:table-cell>
          <table:table-cell office:value-type="float" office:value="26818" table:style-name="ce10">
            <text:p>26,8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15" table:style-name="ce52">
            <text:p>20,215</text:p>
          </table:table-cell>
          <table:table-cell office:value-type="float" office:value="65554" table:style-name="ce11">
            <text:p>65,554</text:p>
          </table:table-cell>
          <table:table-cell office:value-type="float" office:value="33386" table:style-name="ce11">
            <text:p>33,386</text:p>
          </table:table-cell>
          <table:table-cell office:value-type="float" office:value="32168" table:style-name="ce10">
            <text:p>32,16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439" table:style-name="ce52">
            <text:p>37,439</text:p>
          </table:table-cell>
          <table:table-cell office:value-type="float" office:value="109319" table:style-name="ce11">
            <text:p>109,319</text:p>
          </table:table-cell>
          <table:table-cell office:value-type="float" office:value="53948" table:style-name="ce11">
            <text:p>53,948</text:p>
          </table:table-cell>
          <table:table-cell office:value-type="float" office:value="55371" table:style-name="ce10">
            <text:p>55,3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563" table:style-name="ce52">
            <text:p>30,563</text:p>
          </table:table-cell>
          <table:table-cell office:value-type="float" office:value="95720" table:style-name="ce11">
            <text:p>95,720</text:p>
          </table:table-cell>
          <table:table-cell office:value-type="float" office:value="47613" table:style-name="ce11">
            <text:p>47,613</text:p>
          </table:table-cell>
          <table:table-cell office:value-type="float" office:value="48107" table:style-name="ce10">
            <text:p>48,10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25" table:style-name="ce52">
            <text:p>7,725</text:p>
          </table:table-cell>
          <table:table-cell office:value-type="float" office:value="24078" table:style-name="ce11">
            <text:p>24,078</text:p>
          </table:table-cell>
          <table:table-cell office:value-type="float" office:value="12438" table:style-name="ce11">
            <text:p>12,438</text:p>
          </table:table-cell>
          <table:table-cell office:value-type="float" office:value="11640" table:style-name="ce10">
            <text:p>11,64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59" table:style-name="ce52">
            <text:p>4,959</text:p>
          </table:table-cell>
          <table:table-cell office:value-type="float" office:value="14664" table:style-name="ce11">
            <text:p>14,664</text:p>
          </table:table-cell>
          <table:table-cell office:value-type="float" office:value="7555" table:style-name="ce11">
            <text:p>7,555</text:p>
          </table:table-cell>
          <table:table-cell office:value-type="float" office:value="7109" table:style-name="ce10">
            <text:p>7,10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62" table:style-name="ce52">
            <text:p>9,962</text:p>
          </table:table-cell>
          <table:table-cell office:value-type="float" office:value="31968" table:style-name="ce11">
            <text:p>31,968</text:p>
          </table:table-cell>
          <table:table-cell office:value-type="float" office:value="16305" table:style-name="ce11">
            <text:p>16,305</text:p>
          </table:table-cell>
          <table:table-cell office:value-type="float" office:value="15663" table:style-name="ce10">
            <text:p>15,6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26" table:style-name="ce52">
            <text:p>5,626</text:p>
          </table:table-cell>
          <table:table-cell office:value-type="float" office:value="18891" table:style-name="ce11">
            <text:p>18,891</text:p>
          </table:table-cell>
          <table:table-cell office:value-type="float" office:value="9973" table:style-name="ce11">
            <text:p>9,973</text:p>
          </table:table-cell>
          <table:table-cell office:value-type="float" office:value="8918" table:style-name="ce10">
            <text:p>8,9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460" table:style-name="ce52">
            <text:p>26,460</text:p>
          </table:table-cell>
          <table:table-cell office:value-type="float" office:value="76352" table:style-name="ce11">
            <text:p>76,352</text:p>
          </table:table-cell>
          <table:table-cell office:value-type="float" office:value="38174" table:style-name="ce11">
            <text:p>38,174</text:p>
          </table:table-cell>
          <table:table-cell office:value-type="float" office:value="38178" table:style-name="ce10">
            <text:p>38,17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277" table:style-name="ce52">
            <text:p>18,277</text:p>
          </table:table-cell>
          <table:table-cell office:value-type="float" office:value="56742" table:style-name="ce11">
            <text:p>56,742</text:p>
          </table:table-cell>
          <table:table-cell office:value-type="float" office:value="28903" table:style-name="ce11">
            <text:p>28,903</text:p>
          </table:table-cell>
          <table:table-cell office:value-type="float" office:value="27839" table:style-name="ce10">
            <text:p>27,83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136" table:style-name="ce52">
            <text:p>24,136</text:p>
          </table:table-cell>
          <table:table-cell office:value-type="float" office:value="77992" table:style-name="ce11">
            <text:p>77,992</text:p>
          </table:table-cell>
          <table:table-cell office:value-type="float" office:value="39184" table:style-name="ce11">
            <text:p>39,184</text:p>
          </table:table-cell>
          <table:table-cell office:value-type="float" office:value="38808" table:style-name="ce10">
            <text:p>38,8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49" table:style-name="ce52">
            <text:p>20,849</text:p>
          </table:table-cell>
          <table:table-cell office:value-type="float" office:value="65152" table:style-name="ce11">
            <text:p>65,152</text:p>
          </table:table-cell>
          <table:table-cell office:value-type="float" office:value="32964" table:style-name="ce11">
            <text:p>32,964</text:p>
          </table:table-cell>
          <table:table-cell office:value-type="float" office:value="32188" table:style-name="ce10">
            <text:p>32,1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772" table:style-name="ce52">
            <text:p>67,772</text:p>
          </table:table-cell>
          <table:table-cell office:value-type="float" office:value="194937" table:style-name="ce11">
            <text:p>194,937</text:p>
          </table:table-cell>
          <table:table-cell office:value-type="float" office:value="96276" table:style-name="ce11">
            <text:p>96,276</text:p>
          </table:table-cell>
          <table:table-cell office:value-type="float" office:value="98661" table:style-name="ce10">
            <text:p>98,66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498" table:style-name="ce52">
            <text:p>72,498</text:p>
          </table:table-cell>
          <table:table-cell office:value-type="float" office:value="213071" table:style-name="ce11">
            <text:p>213,071</text:p>
          </table:table-cell>
          <table:table-cell office:value-type="float" office:value="104322" table:style-name="ce11">
            <text:p>104,322</text:p>
          </table:table-cell>
          <table:table-cell office:value-type="float" office:value="108749" table:style-name="ce10">
            <text:p>108,74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36" table:style-name="ce53">
            <text:p>4,636</text:p>
          </table:table-cell>
          <table:table-cell office:value-type="float" office:value="10821" table:style-name="ce18">
            <text:p>10,821</text:p>
          </table:table-cell>
          <table:table-cell office:value-type="float" office:value="5802" table:style-name="ce18">
            <text:p>5,802</text:p>
          </table:table-cell>
          <table:table-cell office:value-type="float" office:value="5019" table:style-name="ce17">
            <text:p>5,019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3242" table:style-name="ce71">
            <text:p>703,242</text:p>
          </table:table-cell>
          <table:table-cell office:value-type="float" office:value="1875378" table:style-name="ce79">
            <text:p>1,875,378</text:p>
          </table:table-cell>
          <table:table-cell office:value-type="float" office:value="934133" table:style-name="ce79">
            <text:p>934,133</text:p>
          </table:table-cell>
          <table:table-cell office:value-type="float" office:value="941245" table:style-name="ce73">
            <text:p>941,2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35" table:style-name="ce52">
            <text:p>29,435</text:p>
          </table:table-cell>
          <table:table-cell office:value-type="float" office:value="76332" table:style-name="ce11">
            <text:p>76,332</text:p>
          </table:table-cell>
          <table:table-cell office:value-type="float" office:value="37731" table:style-name="ce11">
            <text:p>37,731</text:p>
          </table:table-cell>
          <table:table-cell office:value-type="float" office:value="38601" table:style-name="ce10">
            <text:p>38,6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35" table:style-name="ce52">
            <text:p>10,135</text:p>
          </table:table-cell>
          <table:table-cell office:value-type="float" office:value="25033" table:style-name="ce11">
            <text:p>25,033</text:p>
          </table:table-cell>
          <table:table-cell office:value-type="float" office:value="13023" table:style-name="ce11">
            <text:p>13,023</text:p>
          </table:table-cell>
          <table:table-cell office:value-type="float" office:value="12010" table:style-name="ce10">
            <text:p>12,0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55" table:style-name="ce52">
            <text:p>10,755</text:p>
          </table:table-cell>
          <table:table-cell office:value-type="float" office:value="27294" table:style-name="ce11">
            <text:p>27,294</text:p>
          </table:table-cell>
          <table:table-cell office:value-type="float" office:value="14260" table:style-name="ce11">
            <text:p>14,260</text:p>
          </table:table-cell>
          <table:table-cell office:value-type="float" office:value="13034" table:style-name="ce10">
            <text:p>13,0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9" table:style-name="ce52">
            <text:p>7,999</text:p>
          </table:table-cell>
          <table:table-cell office:value-type="float" office:value="20860" table:style-name="ce11">
            <text:p>20,860</text:p>
          </table:table-cell>
          <table:table-cell office:value-type="float" office:value="10840" table:style-name="ce11">
            <text:p>10,840</text:p>
          </table:table-cell>
          <table:table-cell office:value-type="float" office:value="10020" table:style-name="ce10">
            <text:p>10,0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4" table:style-name="ce52">
            <text:p>8,784</text:p>
          </table:table-cell>
          <table:table-cell office:value-type="float" office:value="22783" table:style-name="ce11">
            <text:p>22,783</text:p>
          </table:table-cell>
          <table:table-cell office:value-type="float" office:value="11829" table:style-name="ce11">
            <text:p>11,829</text:p>
          </table:table-cell>
          <table:table-cell office:value-type="float" office:value="10954" table:style-name="ce10">
            <text:p>10,9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82" table:style-name="ce52">
            <text:p>8,282</text:p>
          </table:table-cell>
          <table:table-cell office:value-type="float" office:value="20179" table:style-name="ce11">
            <text:p>20,179</text:p>
          </table:table-cell>
          <table:table-cell office:value-type="float" office:value="10726" table:style-name="ce11">
            <text:p>10,726</text:p>
          </table:table-cell>
          <table:table-cell office:value-type="float" office:value="9453" table:style-name="ce10">
            <text:p>9,4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46" table:style-name="ce52">
            <text:p>16,046</text:p>
          </table:table-cell>
          <table:table-cell office:value-type="float" office:value="43722" table:style-name="ce11">
            <text:p>43,722</text:p>
          </table:table-cell>
          <table:table-cell office:value-type="float" office:value="22206" table:style-name="ce11">
            <text:p>22,206</text:p>
          </table:table-cell>
          <table:table-cell office:value-type="float" office:value="21516" table:style-name="ce10">
            <text:p>21,5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430" table:style-name="ce52">
            <text:p>9,430</text:p>
          </table:table-cell>
          <table:table-cell office:value-type="float" office:value="23468" table:style-name="ce11">
            <text:p>23,468</text:p>
          </table:table-cell>
          <table:table-cell office:value-type="float" office:value="12126" table:style-name="ce11">
            <text:p>12,126</text:p>
          </table:table-cell>
          <table:table-cell office:value-type="float" office:value="11342" table:style-name="ce10">
            <text:p>11,3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94" table:style-name="ce52">
            <text:p>7,894</text:p>
          </table:table-cell>
          <table:table-cell office:value-type="float" office:value="21658" table:style-name="ce11">
            <text:p>21,658</text:p>
          </table:table-cell>
          <table:table-cell office:value-type="float" office:value="11196" table:style-name="ce11">
            <text:p>11,196</text:p>
          </table:table-cell>
          <table:table-cell office:value-type="float" office:value="10462" table:style-name="ce10">
            <text:p>10,4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03" table:style-name="ce52">
            <text:p>8,103</text:p>
          </table:table-cell>
          <table:table-cell office:value-type="float" office:value="21249" table:style-name="ce11">
            <text:p>21,249</text:p>
          </table:table-cell>
          <table:table-cell office:value-type="float" office:value="10792" table:style-name="ce11">
            <text:p>10,792</text:p>
          </table:table-cell>
          <table:table-cell office:value-type="float" office:value="10457" table:style-name="ce10">
            <text:p>10,4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47" table:style-name="ce52">
            <text:p>3,747</text:p>
          </table:table-cell>
          <table:table-cell office:value-type="float" office:value="9225" table:style-name="ce11">
            <text:p>9,225</text:p>
          </table:table-cell>
          <table:table-cell office:value-type="float" office:value="4980" table:style-name="ce11">
            <text:p>4,980</text:p>
          </table:table-cell>
          <table:table-cell office:value-type="float" office:value="4245" table:style-name="ce10">
            <text:p>4,2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47" table:style-name="ce52">
            <text:p>21,147</text:p>
          </table:table-cell>
          <table:table-cell office:value-type="float" office:value="58795" table:style-name="ce11">
            <text:p>58,795</text:p>
          </table:table-cell>
          <table:table-cell office:value-type="float" office:value="29053" table:style-name="ce11">
            <text:p>29,053</text:p>
          </table:table-cell>
          <table:table-cell office:value-type="float" office:value="29742" table:style-name="ce10">
            <text:p>29,7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91" table:style-name="ce52">
            <text:p>9,791</text:p>
          </table:table-cell>
          <table:table-cell office:value-type="float" office:value="25337" table:style-name="ce11">
            <text:p>25,337</text:p>
          </table:table-cell>
          <table:table-cell office:value-type="float" office:value="12975" table:style-name="ce11">
            <text:p>12,975</text:p>
          </table:table-cell>
          <table:table-cell office:value-type="float" office:value="12362" table:style-name="ce10">
            <text:p>12,3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408" table:style-name="ce52">
            <text:p>8,408</text:p>
          </table:table-cell>
          <table:table-cell office:value-type="float" office:value="24514" table:style-name="ce11">
            <text:p>24,514</text:p>
          </table:table-cell>
          <table:table-cell office:value-type="float" office:value="12363" table:style-name="ce11">
            <text:p>12,363</text:p>
          </table:table-cell>
          <table:table-cell office:value-type="float" office:value="12151" table:style-name="ce10">
            <text:p>12,1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67" table:style-name="ce52">
            <text:p>7,967</text:p>
          </table:table-cell>
          <table:table-cell office:value-type="float" office:value="22148" table:style-name="ce11">
            <text:p>22,148</text:p>
          </table:table-cell>
          <table:table-cell office:value-type="float" office:value="11492" table:style-name="ce11">
            <text:p>11,492</text:p>
          </table:table-cell>
          <table:table-cell office:value-type="float" office:value="10656" table:style-name="ce10">
            <text:p>10,6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24" table:style-name="ce52">
            <text:p>7,224</text:p>
          </table:table-cell>
          <table:table-cell office:value-type="float" office:value="19121" table:style-name="ce11">
            <text:p>19,121</text:p>
          </table:table-cell>
          <table:table-cell office:value-type="float" office:value="9733" table:style-name="ce11">
            <text:p>9,733</text:p>
          </table:table-cell>
          <table:table-cell office:value-type="float" office:value="9388" table:style-name="ce10">
            <text:p>9,3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47" table:style-name="ce52">
            <text:p>4,147</text:p>
          </table:table-cell>
          <table:table-cell office:value-type="float" office:value="10628" table:style-name="ce11">
            <text:p>10,628</text:p>
          </table:table-cell>
          <table:table-cell office:value-type="float" office:value="5334" table:style-name="ce11">
            <text:p>5,334</text:p>
          </table:table-cell>
          <table:table-cell office:value-type="float" office:value="5294" table:style-name="ce10">
            <text:p>5,2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67" table:style-name="ce52">
            <text:p>14,867</text:p>
          </table:table-cell>
          <table:table-cell office:value-type="float" office:value="43332" table:style-name="ce11">
            <text:p>43,332</text:p>
          </table:table-cell>
          <table:table-cell office:value-type="float" office:value="21985" table:style-name="ce11">
            <text:p>21,985</text:p>
          </table:table-cell>
          <table:table-cell office:value-type="float" office:value="21347" table:style-name="ce10">
            <text:p>21,3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221" table:style-name="ce52">
            <text:p>19,221</text:p>
          </table:table-cell>
          <table:table-cell office:value-type="float" office:value="50685" table:style-name="ce11">
            <text:p>50,685</text:p>
          </table:table-cell>
          <table:table-cell office:value-type="float" office:value="25517" table:style-name="ce11">
            <text:p>25,517</text:p>
          </table:table-cell>
          <table:table-cell office:value-type="float" office:value="25168" table:style-name="ce10">
            <text:p>25,1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261" table:style-name="ce52">
            <text:p>13,261</text:p>
          </table:table-cell>
          <table:table-cell office:value-type="float" office:value="37660" table:style-name="ce11">
            <text:p>37,660</text:p>
          </table:table-cell>
          <table:table-cell office:value-type="float" office:value="18877" table:style-name="ce11">
            <text:p>18,877</text:p>
          </table:table-cell>
          <table:table-cell office:value-type="float" office:value="18783" table:style-name="ce10">
            <text:p>18,7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05" table:style-name="ce52">
            <text:p>10,505</text:p>
          </table:table-cell>
          <table:table-cell office:value-type="float" office:value="30385" table:style-name="ce11">
            <text:p>30,385</text:p>
          </table:table-cell>
          <table:table-cell office:value-type="float" office:value="15634" table:style-name="ce11">
            <text:p>15,634</text:p>
          </table:table-cell>
          <table:table-cell office:value-type="float" office:value="14751" table:style-name="ce10">
            <text:p>14,7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41" table:style-name="ce52">
            <text:p>2,741</text:p>
          </table:table-cell>
          <table:table-cell office:value-type="float" office:value="7136" table:style-name="ce11">
            <text:p>7,136</text:p>
          </table:table-cell>
          <table:table-cell office:value-type="float" office:value="3763" table:style-name="ce11">
            <text:p>3,763</text:p>
          </table:table-cell>
          <table:table-cell office:value-type="float" office:value="3373" table:style-name="ce10">
            <text:p>3,3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62" table:style-name="ce52">
            <text:p>5,162</text:p>
          </table:table-cell>
          <table:table-cell office:value-type="float" office:value="13630" table:style-name="ce11">
            <text:p>13,630</text:p>
          </table:table-cell>
          <table:table-cell office:value-type="float" office:value="7045" table:style-name="ce11">
            <text:p>7,045</text:p>
          </table:table-cell>
          <table:table-cell office:value-type="float" office:value="6585" table:style-name="ce10">
            <text:p>6,5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5" table:style-name="ce52">
            <text:p>3,485</text:p>
          </table:table-cell>
          <table:table-cell office:value-type="float" office:value="9206" table:style-name="ce11">
            <text:p>9,206</text:p>
          </table:table-cell>
          <table:table-cell office:value-type="float" office:value="4839" table:style-name="ce11">
            <text:p>4,839</text:p>
          </table:table-cell>
          <table:table-cell office:value-type="float" office:value="4367" table:style-name="ce10">
            <text:p>4,3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0" table:style-name="ce52">
            <text:p>2,820</text:p>
          </table:table-cell>
          <table:table-cell office:value-type="float" office:value="8416" table:style-name="ce11">
            <text:p>8,416</text:p>
          </table:table-cell>
          <table:table-cell office:value-type="float" office:value="4540" table:style-name="ce11">
            <text:p>4,540</text:p>
          </table:table-cell>
          <table:table-cell office:value-type="float" office:value="3876" table:style-name="ce10">
            <text:p>3,8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09" table:style-name="ce52">
            <text:p>1,909</text:p>
          </table:table-cell>
          <table:table-cell office:value-type="float" office:value="4566" table:style-name="ce11">
            <text:p>4,566</text:p>
          </table:table-cell>
          <table:table-cell office:value-type="float" office:value="2580" table:style-name="ce11">
            <text:p>2,580</text:p>
          </table:table-cell>
          <table:table-cell office:value-type="float" office:value="1986" table:style-name="ce10">
            <text:p>1,9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610" table:style-name="ce52">
            <text:p>28,610</text:p>
          </table:table-cell>
          <table:table-cell office:value-type="float" office:value="76397" table:style-name="ce11">
            <text:p>76,397</text:p>
          </table:table-cell>
          <table:table-cell office:value-type="float" office:value="38559" table:style-name="ce11">
            <text:p>38,559</text:p>
          </table:table-cell>
          <table:table-cell office:value-type="float" office:value="37838" table:style-name="ce10">
            <text:p>37,8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356" table:style-name="ce52">
            <text:p>23,356</text:p>
          </table:table-cell>
          <table:table-cell office:value-type="float" office:value="68181" table:style-name="ce11">
            <text:p>68,181</text:p>
          </table:table-cell>
          <table:table-cell office:value-type="float" office:value="34465" table:style-name="ce11">
            <text:p>34,465</text:p>
          </table:table-cell>
          <table:table-cell office:value-type="float" office:value="33716" table:style-name="ce10">
            <text:p>33,7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457" table:style-name="ce52">
            <text:p>11,457</text:p>
          </table:table-cell>
          <table:table-cell office:value-type="float" office:value="33927" table:style-name="ce11">
            <text:p>33,927</text:p>
          </table:table-cell>
          <table:table-cell office:value-type="float" office:value="17427" table:style-name="ce11">
            <text:p>17,427</text:p>
          </table:table-cell>
          <table:table-cell office:value-type="float" office:value="16500" table:style-name="ce10">
            <text:p>16,5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07" table:style-name="ce52">
            <text:p>1,507</text:p>
          </table:table-cell>
          <table:table-cell office:value-type="float" office:value="3775" table:style-name="ce11">
            <text:p>3,775</text:p>
          </table:table-cell>
          <table:table-cell office:value-type="float" office:value="2043" table:style-name="ce11">
            <text:p>2,043</text:p>
          </table:table-cell>
          <table:table-cell office:value-type="float" office:value="1732" table:style-name="ce10">
            <text:p>1,7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728" table:style-name="ce52">
            <text:p>87,728</text:p>
          </table:table-cell>
          <table:table-cell office:value-type="float" office:value="235368" table:style-name="ce11">
            <text:p>235,368</text:p>
          </table:table-cell>
          <table:table-cell office:value-type="float" office:value="115550" table:style-name="ce11">
            <text:p>115,550</text:p>
          </table:table-cell>
          <table:table-cell office:value-type="float" office:value="119818" table:style-name="ce10">
            <text:p>119,8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38" table:style-name="ce52">
            <text:p>73,138</text:p>
          </table:table-cell>
          <table:table-cell office:value-type="float" office:value="185072" table:style-name="ce11">
            <text:p>185,072</text:p>
          </table:table-cell>
          <table:table-cell office:value-type="float" office:value="88430" table:style-name="ce11">
            <text:p>88,430</text:p>
          </table:table-cell>
          <table:table-cell office:value-type="float" office:value="96642" table:style-name="ce10">
            <text:p>96,6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55" table:style-name="ce52">
            <text:p>47,155</text:p>
          </table:table-cell>
          <table:table-cell office:value-type="float" office:value="123956" table:style-name="ce11">
            <text:p>123,956</text:p>
          </table:table-cell>
          <table:table-cell office:value-type="float" office:value="61122" table:style-name="ce11">
            <text:p>61,122</text:p>
          </table:table-cell>
          <table:table-cell office:value-type="float" office:value="62834" table:style-name="ce10">
            <text:p>62,8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83" table:style-name="ce52">
            <text:p>51,683</text:p>
          </table:table-cell>
          <table:table-cell office:value-type="float" office:value="130224" table:style-name="ce11">
            <text:p>130,224</text:p>
          </table:table-cell>
          <table:table-cell office:value-type="float" office:value="63088" table:style-name="ce11">
            <text:p>63,088</text:p>
          </table:table-cell>
          <table:table-cell office:value-type="float" office:value="67136" table:style-name="ce10">
            <text:p>67,1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6055" table:style-name="ce52">
            <text:p>66,055</text:p>
          </table:table-cell>
          <table:table-cell office:value-type="float" office:value="195414" table:style-name="ce11">
            <text:p>195,414</text:p>
          </table:table-cell>
          <table:table-cell office:value-type="float" office:value="98303" table:style-name="ce11">
            <text:p>98,303</text:p>
          </table:table-cell>
          <table:table-cell office:value-type="float" office:value="97111" table:style-name="ce10">
            <text:p>97,1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905" table:style-name="ce52">
            <text:p>26,905</text:p>
          </table:table-cell>
          <table:table-cell office:value-type="float" office:value="67235" table:style-name="ce11">
            <text:p>67,235</text:p>
          </table:table-cell>
          <table:table-cell office:value-type="float" office:value="31840" table:style-name="ce11">
            <text:p>31,840</text:p>
          </table:table-cell>
          <table:table-cell office:value-type="float" office:value="35395" table:style-name="ce10">
            <text:p>35,39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383" table:style-name="ce53">
            <text:p>32,383</text:p>
          </table:table-cell>
          <table:table-cell office:value-type="float" office:value="78467" table:style-name="ce18">
            <text:p>78,467</text:p>
          </table:table-cell>
          <table:table-cell office:value-type="float" office:value="37867" table:style-name="ce18">
            <text:p>37,867</text:p>
          </table:table-cell>
          <table:table-cell office:value-type="float" office:value="40600" table:style-name="ce17">
            <text:p>40,600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9137" table:style-name="ce75">
            <text:p>1,119,137</text:p>
          </table:table-cell>
          <table:table-cell office:value-type="float" office:value="2766752" table:style-name="ce79">
            <text:p>2,766,752</text:p>
          </table:table-cell>
          <table:table-cell office:value-type="float" office:value="1364832" table:style-name="ce80">
            <text:p>1,364,832</text:p>
          </table:table-cell>
          <table:table-cell office:value-type="float" office:value="1401920" table:style-name="ce72">
            <text:p>1,401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84" table:style-name="ce9">
            <text:p>10,884</text:p>
          </table:table-cell>
          <table:table-cell office:value-type="float" office:value="23560" table:style-name="ce11">
            <text:p>23,560</text:p>
          </table:table-cell>
          <table:table-cell office:value-type="float" office:value="11659" table:style-name="ce9">
            <text:p>11,659</text:p>
          </table:table-cell>
          <table:table-cell office:value-type="float" office:value="11901" table:style-name="ce9">
            <text:p>11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938" table:style-name="ce9">
            <text:p>59,938</text:p>
          </table:table-cell>
          <table:table-cell office:value-type="float" office:value="141459" table:style-name="ce11">
            <text:p>141,459</text:p>
          </table:table-cell>
          <table:table-cell office:value-type="float" office:value="67956" table:style-name="ce9">
            <text:p>67,956</text:p>
          </table:table-cell>
          <table:table-cell office:value-type="float" office:value="73503" table:style-name="ce9">
            <text:p>73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812" table:style-name="ce9">
            <text:p>80,812</text:p>
          </table:table-cell>
          <table:table-cell office:value-type="float" office:value="197312" table:style-name="ce11">
            <text:p>197,312</text:p>
          </table:table-cell>
          <table:table-cell office:value-type="float" office:value="94351" table:style-name="ce9">
            <text:p>94,351</text:p>
          </table:table-cell>
          <table:table-cell office:value-type="float" office:value="102961" table:style-name="ce9">
            <text:p>102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457" table:style-name="ce9">
            <text:p>74,457</text:p>
          </table:table-cell>
          <table:table-cell office:value-type="float" office:value="189278" table:style-name="ce11">
            <text:p>189,278</text:p>
          </table:table-cell>
          <table:table-cell office:value-type="float" office:value="92472" table:style-name="ce9">
            <text:p>92,472</text:p>
          </table:table-cell>
          <table:table-cell office:value-type="float" office:value="96806" table:style-name="ce9">
            <text:p>96,8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641" table:style-name="ce9">
            <text:p>138,641</text:p>
          </table:table-cell>
          <table:table-cell office:value-type="float" office:value="337043" table:style-name="ce11">
            <text:p>337,043</text:p>
          </table:table-cell>
          <table:table-cell office:value-type="float" office:value="162557" table:style-name="ce9">
            <text:p>162,557</text:p>
          </table:table-cell>
          <table:table-cell office:value-type="float" office:value="174486" table:style-name="ce9">
            <text:p>174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72" table:style-name="ce9">
            <text:p>23,172</text:p>
          </table:table-cell>
          <table:table-cell office:value-type="float" office:value="50550" table:style-name="ce11">
            <text:p>50,550</text:p>
          </table:table-cell>
          <table:table-cell office:value-type="float" office:value="24239" table:style-name="ce9">
            <text:p>24,239</text:p>
          </table:table-cell>
          <table:table-cell office:value-type="float" office:value="26311" table:style-name="ce9">
            <text:p>26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58" table:style-name="ce9">
            <text:p>12,958</text:p>
          </table:table-cell>
          <table:table-cell office:value-type="float" office:value="26732" table:style-name="ce11">
            <text:p>26,732</text:p>
          </table:table-cell>
          <table:table-cell office:value-type="float" office:value="12624" table:style-name="ce9">
            <text:p>12,624</text:p>
          </table:table-cell>
          <table:table-cell office:value-type="float" office:value="14108" table:style-name="ce9">
            <text:p>14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14" table:style-name="ce9">
            <text:p>73,114</text:p>
          </table:table-cell>
          <table:table-cell office:value-type="float" office:value="167414" table:style-name="ce11">
            <text:p>167,414</text:p>
          </table:table-cell>
          <table:table-cell office:value-type="float" office:value="80096" table:style-name="ce9">
            <text:p>80,096</text:p>
          </table:table-cell>
          <table:table-cell office:value-type="float" office:value="87318" table:style-name="ce9">
            <text:p>87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544" table:style-name="ce9">
            <text:p>79,544</text:p>
          </table:table-cell>
          <table:table-cell office:value-type="float" office:value="186008" table:style-name="ce11">
            <text:p>186,008</text:p>
          </table:table-cell>
          <table:table-cell office:value-type="float" office:value="91104" table:style-name="ce9">
            <text:p>91,104</text:p>
          </table:table-cell>
          <table:table-cell office:value-type="float" office:value="94904" table:style-name="ce9">
            <text:p>94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54" table:style-name="ce9">
            <text:p>11,054</text:p>
          </table:table-cell>
          <table:table-cell office:value-type="float" office:value="27812" table:style-name="ce11">
            <text:p>27,812</text:p>
          </table:table-cell>
          <table:table-cell office:value-type="float" office:value="14325" table:style-name="ce9">
            <text:p>14,325</text:p>
          </table:table-cell>
          <table:table-cell office:value-type="float" office:value="13487" table:style-name="ce9">
            <text:p>13,48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66" table:style-name="ce9">
            <text:p>69,466</text:p>
          </table:table-cell>
          <table:table-cell office:value-type="float" office:value="157414" table:style-name="ce11">
            <text:p>157,414</text:p>
          </table:table-cell>
          <table:table-cell office:value-type="float" office:value="77900" table:style-name="ce9">
            <text:p>77,900</text:p>
          </table:table-cell>
          <table:table-cell office:value-type="float" office:value="79514" table:style-name="ce9">
            <text:p>79,5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497" table:style-name="ce9">
            <text:p>144,497</text:p>
          </table:table-cell>
          <table:table-cell office:value-type="float" office:value="359536" table:style-name="ce11">
            <text:p>359,536</text:p>
          </table:table-cell>
          <table:table-cell office:value-type="float" office:value="175455" table:style-name="ce9">
            <text:p>175,455</text:p>
          </table:table-cell>
          <table:table-cell office:value-type="float" office:value="184081" table:style-name="ce9">
            <text:p>184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703" table:style-name="ce9">
            <text:p>26,703</text:p>
          </table:table-cell>
          <table:table-cell office:value-type="float" office:value="69495" table:style-name="ce11">
            <text:p>69,495</text:p>
          </table:table-cell>
          <table:table-cell office:value-type="float" office:value="34944" table:style-name="ce9">
            <text:p>34,944</text:p>
          </table:table-cell>
          <table:table-cell office:value-type="float" office:value="34551" table:style-name="ce9">
            <text:p>34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353" table:style-name="ce9">
            <text:p>43,353</text:p>
          </table:table-cell>
          <table:table-cell office:value-type="float" office:value="112319" table:style-name="ce11">
            <text:p>112,319</text:p>
          </table:table-cell>
          <table:table-cell office:value-type="float" office:value="57324" table:style-name="ce9">
            <text:p>57,324</text:p>
          </table:table-cell>
          <table:table-cell office:value-type="float" office:value="54995" table:style-name="ce9">
            <text:p>54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57" table:style-name="ce9">
            <text:p>13,857</text:p>
          </table:table-cell>
          <table:table-cell office:value-type="float" office:value="41823" table:style-name="ce11">
            <text:p>41,823</text:p>
          </table:table-cell>
          <table:table-cell office:value-type="float" office:value="21392" table:style-name="ce9">
            <text:p>21,392</text:p>
          </table:table-cell>
          <table:table-cell office:value-type="float" office:value="20431" table:style-name="ce9">
            <text:p>20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99" table:style-name="ce9">
            <text:p>13,299</text:p>
          </table:table-cell>
          <table:table-cell office:value-type="float" office:value="34339" table:style-name="ce11">
            <text:p>34,339</text:p>
          </table:table-cell>
          <table:table-cell office:value-type="float" office:value="17413" table:style-name="ce9">
            <text:p>17,413</text:p>
          </table:table-cell>
          <table:table-cell office:value-type="float" office:value="16926" table:style-name="ce9">
            <text:p>16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658" table:style-name="ce9">
            <text:p>36,658</text:p>
          </table:table-cell>
          <table:table-cell office:value-type="float" office:value="91770" table:style-name="ce11">
            <text:p>91,770</text:p>
          </table:table-cell>
          <table:table-cell office:value-type="float" office:value="46310" table:style-name="ce9">
            <text:p>46,310</text:p>
          </table:table-cell>
          <table:table-cell office:value-type="float" office:value="45460" table:style-name="ce9">
            <text:p>45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67" table:style-name="ce9">
            <text:p>19,167</text:p>
          </table:table-cell>
          <table:table-cell office:value-type="float" office:value="44987" table:style-name="ce11">
            <text:p>44,987</text:p>
          </table:table-cell>
          <table:table-cell office:value-type="float" office:value="22678" table:style-name="ce9">
            <text:p>22,678</text:p>
          </table:table-cell>
          <table:table-cell office:value-type="float" office:value="22309" table:style-name="ce9">
            <text:p>22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560" table:style-name="ce9">
            <text:p>35,560</text:p>
          </table:table-cell>
          <table:table-cell office:value-type="float" office:value="96814" table:style-name="ce11">
            <text:p>96,814</text:p>
          </table:table-cell>
          <table:table-cell office:value-type="float" office:value="47920" table:style-name="ce9">
            <text:p>47,920</text:p>
          </table:table-cell>
          <table:table-cell office:value-type="float" office:value="48894" table:style-name="ce9">
            <text:p>48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870" table:style-name="ce9">
            <text:p>14,870</text:p>
          </table:table-cell>
          <table:table-cell office:value-type="float" office:value="38919" table:style-name="ce11">
            <text:p>38,919</text:p>
          </table:table-cell>
          <table:table-cell office:value-type="float" office:value="19585" table:style-name="ce9">
            <text:p>19,585</text:p>
          </table:table-cell>
          <table:table-cell office:value-type="float" office:value="19334" table:style-name="ce9">
            <text:p>19,3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50" table:style-name="ce9">
            <text:p>10,750</text:p>
          </table:table-cell>
          <table:table-cell office:value-type="float" office:value="29498" table:style-name="ce11">
            <text:p>29,498</text:p>
          </table:table-cell>
          <table:table-cell office:value-type="float" office:value="15515" table:style-name="ce9">
            <text:p>15,515</text:p>
          </table:table-cell>
          <table:table-cell office:value-type="float" office:value="13983" table:style-name="ce9">
            <text:p>13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51" table:style-name="ce9">
            <text:p>3,151</text:p>
          </table:table-cell>
          <table:table-cell office:value-type="float" office:value="6928" table:style-name="ce11">
            <text:p>6,928</text:p>
          </table:table-cell>
          <table:table-cell office:value-type="float" office:value="3835" table:style-name="ce9">
            <text:p>3,835</text:p>
          </table:table-cell>
          <table:table-cell office:value-type="float" office:value="3093" table:style-name="ce9">
            <text:p>3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50" table:style-name="ce9">
            <text:p>9,450</text:p>
          </table:table-cell>
          <table:table-cell office:value-type="float" office:value="28352" table:style-name="ce11">
            <text:p>28,352</text:p>
          </table:table-cell>
          <table:table-cell office:value-type="float" office:value="14302" table:style-name="ce9">
            <text:p>14,302</text:p>
          </table:table-cell>
          <table:table-cell office:value-type="float" office:value="14050" table:style-name="ce9">
            <text:p>14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56" table:style-name="ce9">
            <text:p>17,356</text:p>
          </table:table-cell>
          <table:table-cell office:value-type="float" office:value="51771" table:style-name="ce11">
            <text:p>51,771</text:p>
          </table:table-cell>
          <table:table-cell office:value-type="float" office:value="26283" table:style-name="ce9">
            <text:p>26,283</text:p>
          </table:table-cell>
          <table:table-cell office:value-type="float" office:value="25488" table:style-name="ce9">
            <text:p>25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64" table:style-name="ce9">
            <text:p>11,164</text:p>
          </table:table-cell>
          <table:table-cell office:value-type="float" office:value="29898" table:style-name="ce11">
            <text:p>29,898</text:p>
          </table:table-cell>
          <table:table-cell office:value-type="float" office:value="15213" table:style-name="ce9">
            <text:p>15,213</text:p>
          </table:table-cell>
          <table:table-cell office:value-type="float" office:value="14685" table:style-name="ce9">
            <text:p>14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72" table:style-name="ce9">
            <text:p>10,672</text:p>
          </table:table-cell>
          <table:table-cell office:value-type="float" office:value="29991" table:style-name="ce11">
            <text:p>29,991</text:p>
          </table:table-cell>
          <table:table-cell office:value-type="float" office:value="15362" table:style-name="ce9">
            <text:p>15,362</text:p>
          </table:table-cell>
          <table:table-cell office:value-type="float" office:value="14629" table:style-name="ce9">
            <text:p>14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6" table:style-name="ce9">
            <text:p>5,746</text:p>
          </table:table-cell>
          <table:table-cell office:value-type="float" office:value="13722" table:style-name="ce11">
            <text:p>13,722</text:p>
          </table:table-cell>
          <table:table-cell office:value-type="float" office:value="6889" table:style-name="ce9">
            <text:p>6,889</text:p>
          </table:table-cell>
          <table:table-cell office:value-type="float" office:value="6833" table:style-name="ce9">
            <text:p>6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8" table:style-name="ce9">
            <text:p>6,798</text:p>
          </table:table-cell>
          <table:table-cell office:value-type="float" office:value="18877" table:style-name="ce11">
            <text:p>18,877</text:p>
          </table:table-cell>
          <table:table-cell office:value-type="float" office:value="9665" table:style-name="ce9">
            <text:p>9,665</text:p>
          </table:table-cell>
          <table:table-cell office:value-type="float" office:value="9212" table:style-name="ce9">
            <text:p>9,2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12" table:style-name="ce9">
            <text:p>12,912</text:p>
          </table:table-cell>
          <table:table-cell office:value-type="float" office:value="35558" table:style-name="ce11">
            <text:p>35,558</text:p>
          </table:table-cell>
          <table:table-cell office:value-type="float" office:value="18278" table:style-name="ce9">
            <text:p>18,278</text:p>
          </table:table-cell>
          <table:table-cell office:value-type="float" office:value="17280" table:style-name="ce9">
            <text:p>17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34" table:style-name="ce9">
            <text:p>13,734</text:p>
          </table:table-cell>
          <table:table-cell office:value-type="float" office:value="35796" table:style-name="ce11">
            <text:p>35,796</text:p>
          </table:table-cell>
          <table:table-cell office:value-type="float" office:value="18414" table:style-name="ce9">
            <text:p>18,414</text:p>
          </table:table-cell>
          <table:table-cell office:value-type="float" office:value="17382" table:style-name="ce9">
            <text:p>17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06" table:style-name="ce9">
            <text:p>14,906</text:p>
          </table:table-cell>
          <table:table-cell office:value-type="float" office:value="38653" table:style-name="ce11">
            <text:p>38,653</text:p>
          </table:table-cell>
          <table:table-cell office:value-type="float" office:value="20290" table:style-name="ce9">
            <text:p>20,290</text:p>
          </table:table-cell>
          <table:table-cell office:value-type="float" office:value="18363" table:style-name="ce9">
            <text:p>18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87" table:style-name="ce9">
            <text:p>5,487</text:p>
          </table:table-cell>
          <table:table-cell office:value-type="float" office:value="12399" table:style-name="ce11">
            <text:p>12,399</text:p>
          </table:table-cell>
          <table:table-cell office:value-type="float" office:value="6703" table:style-name="ce9">
            <text:p>6,703</text:p>
          </table:table-cell>
          <table:table-cell office:value-type="float" office:value="5696" table:style-name="ce9">
            <text:p>5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2" table:style-name="ce9">
            <text:p>2,292</text:p>
          </table:table-cell>
          <table:table-cell office:value-type="float" office:value="5896" table:style-name="ce11">
            <text:p>5,896</text:p>
          </table:table-cell>
          <table:table-cell office:value-type="float" office:value="3119" table:style-name="ce9">
            <text:p>3,119</text:p>
          </table:table-cell>
          <table:table-cell office:value-type="float" office:value="2777" table:style-name="ce9">
            <text:p>2,77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57" table:style-name="ce9">
            <text:p>4,757</text:p>
          </table:table-cell>
          <table:table-cell office:value-type="float" office:value="11552" table:style-name="ce11">
            <text:p>11,552</text:p>
          </table:table-cell>
          <table:table-cell office:value-type="float" office:value="6294" table:style-name="ce9">
            <text:p>6,294</text:p>
          </table:table-cell>
          <table:table-cell office:value-type="float" office:value="5258" table:style-name="ce9">
            <text:p>5,25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30" table:style-name="ce9">
            <text:p>5,130</text:p>
          </table:table-cell>
          <table:table-cell office:value-type="float" office:value="13993" table:style-name="ce11">
            <text:p>13,993</text:p>
          </table:table-cell>
          <table:table-cell office:value-type="float" office:value="7568" table:style-name="ce9">
            <text:p>7,568</text:p>
          </table:table-cell>
          <table:table-cell office:value-type="float" office:value="6425" table:style-name="ce9">
            <text:p>6,42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1" table:style-name="ce9">
            <text:p>611</text:p>
          </table:table-cell>
          <table:table-cell office:value-type="float" office:value="1917" table:style-name="ce11">
            <text:p>1,917</text:p>
          </table:table-cell>
          <table:table-cell office:value-type="float" office:value="963" table:style-name="ce9">
            <text:p>963</text:p>
          </table:table-cell>
          <table:table-cell office:value-type="float" office:value="954" table:style-name="ce9">
            <text:p>95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4" table:style-name="ce9">
            <text:p>1,364</text:p>
          </table:table-cell>
          <table:table-cell office:value-type="float" office:value="4223" table:style-name="ce11">
            <text:p>4,223</text:p>
          </table:table-cell>
          <table:table-cell office:value-type="float" office:value="2215" table:style-name="ce9">
            <text:p>2,215</text:p>
          </table:table-cell>
          <table:table-cell office:value-type="float" office:value="2008" table:style-name="ce9">
            <text:p>2,008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53" table:style-name="ce16">
            <text:p>853</text:p>
          </table:table-cell>
          <table:table-cell office:value-type="float" office:value="3144" table:style-name="ce18">
            <text:p>3,144</text:p>
          </table:table-cell>
          <table:table-cell office:value-type="float" office:value="1620" table:style-name="ce16">
            <text:p>1,620</text:p>
          </table:table-cell>
          <table:table-cell office:value-type="float" office:value="1524" table:style-name="ce16">
            <text:p>1,524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543" table:style-name="ce71">
            <text:p>172,543</text:p>
          </table:table-cell>
          <table:table-cell office:value-type="float" office:value="453246" table:style-name="ce79">
            <text:p>453,246</text:p>
          </table:table-cell>
          <table:table-cell office:value-type="float" office:value="228430" table:style-name="ce79">
            <text:p>228,430</text:p>
          </table:table-cell>
          <table:table-cell office:value-type="float" office:value="224816" table:style-name="ce73">
            <text:p>224,8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59" table:style-name="ce52">
            <text:p>37,159</text:p>
          </table:table-cell>
          <table:table-cell office:value-type="float" office:value="95502" table:style-name="ce11">
            <text:p>95,502</text:p>
          </table:table-cell>
          <table:table-cell office:value-type="float" office:value="46459" table:style-name="ce11">
            <text:p>46,459</text:p>
          </table:table-cell>
          <table:table-cell office:value-type="float" office:value="49043" table:style-name="ce10">
            <text:p>49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62" table:style-name="ce52">
            <text:p>26,762</text:p>
          </table:table-cell>
          <table:table-cell office:value-type="float" office:value="71508" table:style-name="ce11">
            <text:p>71,508</text:p>
          </table:table-cell>
          <table:table-cell office:value-type="float" office:value="33747" table:style-name="ce11">
            <text:p>33,747</text:p>
          </table:table-cell>
          <table:table-cell office:value-type="float" office:value="37761" table:style-name="ce10">
            <text:p>37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07" table:style-name="ce52">
            <text:p>14,407</text:p>
          </table:table-cell>
          <table:table-cell office:value-type="float" office:value="38897" table:style-name="ce11">
            <text:p>38,897</text:p>
          </table:table-cell>
          <table:table-cell office:value-type="float" office:value="19820" table:style-name="ce11">
            <text:p>19,820</text:p>
          </table:table-cell>
          <table:table-cell office:value-type="float" office:value="19077" table:style-name="ce10">
            <text:p>19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42" table:style-name="ce52">
            <text:p>10,442</text:p>
          </table:table-cell>
          <table:table-cell office:value-type="float" office:value="28837" table:style-name="ce11">
            <text:p>28,837</text:p>
          </table:table-cell>
          <table:table-cell office:value-type="float" office:value="14823" table:style-name="ce11">
            <text:p>14,823</text:p>
          </table:table-cell>
          <table:table-cell office:value-type="float" office:value="14014" table:style-name="ce10">
            <text:p>14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35" table:style-name="ce52">
            <text:p>14,435</text:p>
          </table:table-cell>
          <table:table-cell office:value-type="float" office:value="35282" table:style-name="ce11">
            <text:p>35,282</text:p>
          </table:table-cell>
          <table:table-cell office:value-type="float" office:value="18255" table:style-name="ce11">
            <text:p>18,255</text:p>
          </table:table-cell>
          <table:table-cell office:value-type="float" office:value="17027" table:style-name="ce10">
            <text:p>17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34" table:style-name="ce52">
            <text:p>9,134</text:p>
          </table:table-cell>
          <table:table-cell office:value-type="float" office:value="24314" table:style-name="ce11">
            <text:p>24,314</text:p>
          </table:table-cell>
          <table:table-cell office:value-type="float" office:value="12769" table:style-name="ce11">
            <text:p>12,769</text:p>
          </table:table-cell>
          <table:table-cell office:value-type="float" office:value="11545" table:style-name="ce10">
            <text:p>11,5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990" table:style-name="ce52">
            <text:p>11,990</text:p>
          </table:table-cell>
          <table:table-cell office:value-type="float" office:value="32279" table:style-name="ce11">
            <text:p>32,279</text:p>
          </table:table-cell>
          <table:table-cell office:value-type="float" office:value="17013" table:style-name="ce11">
            <text:p>17,013</text:p>
          </table:table-cell>
          <table:table-cell office:value-type="float" office:value="15266" table:style-name="ce10">
            <text:p>15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792" table:style-name="ce52">
            <text:p>19,792</text:p>
          </table:table-cell>
          <table:table-cell office:value-type="float" office:value="53055" table:style-name="ce11">
            <text:p>53,055</text:p>
          </table:table-cell>
          <table:table-cell office:value-type="float" office:value="27137" table:style-name="ce11">
            <text:p>27,137</text:p>
          </table:table-cell>
          <table:table-cell office:value-type="float" office:value="25918" table:style-name="ce10">
            <text:p>25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630" table:style-name="ce52">
            <text:p>15,630</text:p>
          </table:table-cell>
          <table:table-cell office:value-type="float" office:value="40275" table:style-name="ce11">
            <text:p>40,275</text:p>
          </table:table-cell>
          <table:table-cell office:value-type="float" office:value="20619" table:style-name="ce11">
            <text:p>20,619</text:p>
          </table:table-cell>
          <table:table-cell office:value-type="float" office:value="19656" table:style-name="ce10">
            <text:p>19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09" table:style-name="ce52">
            <text:p>8,809</text:p>
          </table:table-cell>
          <table:table-cell office:value-type="float" office:value="21220" table:style-name="ce11">
            <text:p>21,220</text:p>
          </table:table-cell>
          <table:table-cell office:value-type="float" office:value="11413" table:style-name="ce11">
            <text:p>11,413</text:p>
          </table:table-cell>
          <table:table-cell office:value-type="float" office:value="9807" table:style-name="ce10">
            <text:p>9,8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66" table:style-name="ce52">
            <text:p>1,966</text:p>
          </table:table-cell>
          <table:table-cell office:value-type="float" office:value="6139" table:style-name="ce11">
            <text:p>6,139</text:p>
          </table:table-cell>
          <table:table-cell office:value-type="float" office:value="3305" table:style-name="ce11">
            <text:p>3,305</text:p>
          </table:table-cell>
          <table:table-cell office:value-type="float" office:value="2834" table:style-name="ce10">
            <text:p>2,83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17" table:style-name="ce53">
            <text:p>2,017</text:p>
          </table:table-cell>
          <table:table-cell office:value-type="float" office:value="5938" table:style-name="ce18">
            <text:p>5,938</text:p>
          </table:table-cell>
          <table:table-cell office:value-type="float" office:value="3070" table:style-name="ce18">
            <text:p>3,070</text:p>
          </table:table-cell>
          <table:table-cell office:value-type="float" office:value="2868" table:style-name="ce17">
            <text:p>2,868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11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5420" table:style-name="ce71">
            <text:p>205,420</text:p>
          </table:table-cell>
          <table:table-cell office:value-type="float" office:value="570065" table:style-name="ce79">
            <text:p>570,065</text:p>
          </table:table-cell>
          <table:table-cell office:value-type="float" office:value="291001" table:style-name="ce79">
            <text:p>291,001</text:p>
          </table:table-cell>
          <table:table-cell office:value-type="float" office:value="279064" table:style-name="ce73">
            <text:p>279,06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4269" table:style-name="ce52">
            <text:p>74,269</text:p>
          </table:table-cell>
          <table:table-cell office:value-type="float" office:value="200137" table:style-name="ce11">
            <text:p>200,137</text:p>
          </table:table-cell>
          <table:table-cell office:value-type="float" office:value="99600" table:style-name="ce11">
            <text:p>99,600</text:p>
          </table:table-cell>
          <table:table-cell office:value-type="float" office:value="100537" table:style-name="ce10">
            <text:p>100,53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52" table:style-name="ce52">
            <text:p>9,352</text:p>
          </table:table-cell>
          <table:table-cell office:value-type="float" office:value="27794" table:style-name="ce49">
            <text:p>27,794</text:p>
          </table:table-cell>
          <table:table-cell office:value-type="float" office:value="14936" table:style-name="ce11">
            <text:p>14,936</text:p>
          </table:table-cell>
          <table:table-cell office:value-type="float" office:value="12858" table:style-name="ce10">
            <text:p>12,85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313" table:style-name="ce52">
            <text:p>11,313</text:p>
          </table:table-cell>
          <table:table-cell office:value-type="float" office:value="33046" table:style-name="ce49">
            <text:p>33,046</text:p>
          </table:table-cell>
          <table:table-cell office:value-type="float" office:value="17597" table:style-name="ce11">
            <text:p>17,597</text:p>
          </table:table-cell>
          <table:table-cell office:value-type="float" office:value="15449" table:style-name="ce10">
            <text:p>15,44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400" table:style-name="ce52">
            <text:p>35,400</text:p>
          </table:table-cell>
          <table:table-cell office:value-type="float" office:value="97141" table:style-name="ce49">
            <text:p>97,141</text:p>
          </table:table-cell>
          <table:table-cell office:value-type="float" office:value="48895" table:style-name="ce11">
            <text:p>48,895</text:p>
          </table:table-cell>
          <table:table-cell office:value-type="float" office:value="48246" table:style-name="ce10">
            <text:p>48,24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564" table:style-name="ce52">
            <text:p>28,564</text:p>
          </table:table-cell>
          <table:table-cell office:value-type="float" office:value="78841" table:style-name="ce49">
            <text:p>78,841</text:p>
          </table:table-cell>
          <table:table-cell office:value-type="float" office:value="39897" table:style-name="ce11">
            <text:p>39,897</text:p>
          </table:table-cell>
          <table:table-cell office:value-type="float" office:value="38944" table:style-name="ce10">
            <text:p>38,94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6" table:style-name="ce52">
            <text:p>4,396</text:p>
          </table:table-cell>
          <table:table-cell office:value-type="float" office:value="12560" table:style-name="ce49">
            <text:p>12,560</text:p>
          </table:table-cell>
          <table:table-cell office:value-type="float" office:value="6804" table:style-name="ce11">
            <text:p>6,804</text:p>
          </table:table-cell>
          <table:table-cell office:value-type="float" office:value="5756" table:style-name="ce10">
            <text:p>5,75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386" table:style-name="ce52">
            <text:p>19,386</text:p>
          </table:table-cell>
          <table:table-cell office:value-type="float" office:value="57461" table:style-name="ce49">
            <text:p>57,461</text:p>
          </table:table-cell>
          <table:table-cell office:value-type="float" office:value="29447" table:style-name="ce11">
            <text:p>29,447</text:p>
          </table:table-cell>
          <table:table-cell office:value-type="float" office:value="28014" table:style-name="ce10">
            <text:p>28,01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47" table:style-name="ce52">
            <text:p>6,847</text:p>
          </table:table-cell>
          <table:table-cell office:value-type="float" office:value="19885" table:style-name="ce49">
            <text:p>19,885</text:p>
          </table:table-cell>
          <table:table-cell office:value-type="float" office:value="10502" table:style-name="ce11">
            <text:p>10,502</text:p>
          </table:table-cell>
          <table:table-cell office:value-type="float" office:value="9383" table:style-name="ce10">
            <text:p>9,38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97" table:style-name="ce52">
            <text:p>5,997</text:p>
          </table:table-cell>
          <table:table-cell office:value-type="float" office:value="14634" table:style-name="ce49">
            <text:p>14,634</text:p>
          </table:table-cell>
          <table:table-cell office:value-type="float" office:value="7970" table:style-name="ce11">
            <text:p>7,970</text:p>
          </table:table-cell>
          <table:table-cell office:value-type="float" office:value="6664" table:style-name="ce10">
            <text:p>6,66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4" table:style-name="ce52">
            <text:p>3,134</text:p>
          </table:table-cell>
          <table:table-cell office:value-type="float" office:value="9044" table:style-name="ce49">
            <text:p>9,044</text:p>
          </table:table-cell>
          <table:table-cell office:value-type="float" office:value="4933" table:style-name="ce11">
            <text:p>4,933</text:p>
          </table:table-cell>
          <table:table-cell office:value-type="float" office:value="4111" table:style-name="ce10">
            <text:p>4,11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5" table:style-name="ce52">
            <text:p>2,075</text:p>
          </table:table-cell>
          <table:table-cell office:value-type="float" office:value="5406" table:style-name="ce49">
            <text:p>5,406</text:p>
          </table:table-cell>
          <table:table-cell office:value-type="float" office:value="2977" table:style-name="ce11">
            <text:p>2,977</text:p>
          </table:table-cell>
          <table:table-cell office:value-type="float" office:value="2429" table:style-name="ce10">
            <text:p>2,429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8" table:style-name="ce52">
            <text:p>2,928</text:p>
          </table:table-cell>
          <table:table-cell office:value-type="float" office:value="9627" table:style-name="ce49">
            <text:p>9,627</text:p>
          </table:table-cell>
          <table:table-cell office:value-type="float" office:value="5012" table:style-name="ce11">
            <text:p>5,012</text:p>
          </table:table-cell>
          <table:table-cell office:value-type="float" office:value="4615" table:style-name="ce10">
            <text:p>4,61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59" table:style-name="ce53">
            <text:p>1,759</text:p>
          </table:table-cell>
          <table:table-cell office:value-type="float" office:value="4489" table:style-name="ce51">
            <text:p>4,489</text:p>
          </table:table-cell>
          <table:table-cell office:value-type="float" office:value="2431" table:style-name="ce18">
            <text:p>2,431</text:p>
          </table:table-cell>
          <table:table-cell office:value-type="float" office:value="2058" table:style-name="ce17">
            <text:p>2,05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3238" table:style-name="ce71">
            <text:p>193,238</text:p>
          </table:table-cell>
          <table:table-cell office:value-type="float" office:value="542985" table:style-name="ce79">
            <text:p>542,985</text:p>
          </table:table-cell>
          <table:table-cell office:value-type="float" office:value="279847" table:style-name="ce79">
            <text:p>279,847</text:p>
          </table:table-cell>
          <table:table-cell office:value-type="float" office:value="263138" table:style-name="ce73">
            <text:p>263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172" table:style-name="ce52">
            <text:p>32,172</text:p>
          </table:table-cell>
          <table:table-cell office:value-type="float" office:value="87742" table:style-name="ce11">
            <text:p>87,742</text:p>
          </table:table-cell>
          <table:table-cell office:value-type="float" office:value="43692" table:style-name="ce11">
            <text:p>43,692</text:p>
          </table:table-cell>
          <table:table-cell office:value-type="float" office:value="44050" table:style-name="ce10">
            <text:p>44,05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078" table:style-name="ce52">
            <text:p>37,078</text:p>
          </table:table-cell>
          <table:table-cell office:value-type="float" office:value="104361" table:style-name="ce11">
            <text:p>104,361</text:p>
          </table:table-cell>
          <table:table-cell office:value-type="float" office:value="52574" table:style-name="ce11">
            <text:p>52,574</text:p>
          </table:table-cell>
          <table:table-cell office:value-type="float" office:value="51787" table:style-name="ce10">
            <text:p>51,78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88" table:style-name="ce52">
            <text:p>14,988</text:p>
          </table:table-cell>
          <table:table-cell office:value-type="float" office:value="44659" table:style-name="ce11">
            <text:p>44,659</text:p>
          </table:table-cell>
          <table:table-cell office:value-type="float" office:value="23273" table:style-name="ce11">
            <text:p>23,273</text:p>
          </table:table-cell>
          <table:table-cell office:value-type="float" office:value="21386" table:style-name="ce10">
            <text:p>21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70" table:style-name="ce52">
            <text:p>11,570</text:p>
          </table:table-cell>
          <table:table-cell office:value-type="float" office:value="33106" table:style-name="ce11">
            <text:p>33,106</text:p>
          </table:table-cell>
          <table:table-cell office:value-type="float" office:value="17495" table:style-name="ce11">
            <text:p>17,495</text:p>
          </table:table-cell>
          <table:table-cell office:value-type="float" office:value="15611" table:style-name="ce10">
            <text:p>15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211" table:style-name="ce52">
            <text:p>31,211</text:p>
          </table:table-cell>
          <table:table-cell office:value-type="float" office:value="87145" table:style-name="ce11">
            <text:p>87,145</text:p>
          </table:table-cell>
          <table:table-cell office:value-type="float" office:value="43959" table:style-name="ce11">
            <text:p>43,959</text:p>
          </table:table-cell>
          <table:table-cell office:value-type="float" office:value="43186" table:style-name="ce10">
            <text:p>43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81" table:style-name="ce52">
            <text:p>12,081</text:p>
          </table:table-cell>
          <table:table-cell office:value-type="float" office:value="35244" table:style-name="ce11">
            <text:p>35,244</text:p>
          </table:table-cell>
          <table:table-cell office:value-type="float" office:value="18652" table:style-name="ce11">
            <text:p>18,652</text:p>
          </table:table-cell>
          <table:table-cell office:value-type="float" office:value="16592" table:style-name="ce10">
            <text:p>16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28" table:style-name="ce52">
            <text:p>5,928</text:p>
          </table:table-cell>
          <table:table-cell office:value-type="float" office:value="16240" table:style-name="ce11">
            <text:p>16,240</text:p>
          </table:table-cell>
          <table:table-cell office:value-type="float" office:value="8494" table:style-name="ce11">
            <text:p>8,494</text:p>
          </table:table-cell>
          <table:table-cell office:value-type="float" office:value="7746" table:style-name="ce10">
            <text:p>7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99" table:style-name="ce52">
            <text:p>5,299</text:p>
          </table:table-cell>
          <table:table-cell office:value-type="float" office:value="13909" table:style-name="ce11">
            <text:p>13,909</text:p>
          </table:table-cell>
          <table:table-cell office:value-type="float" office:value="7409" table:style-name="ce11">
            <text:p>7,409</text:p>
          </table:table-cell>
          <table:table-cell office:value-type="float" office:value="6500" table:style-name="ce10">
            <text:p>6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94" table:style-name="ce52">
            <text:p>10,794</text:p>
          </table:table-cell>
          <table:table-cell office:value-type="float" office:value="32432" table:style-name="ce11">
            <text:p>32,432</text:p>
          </table:table-cell>
          <table:table-cell office:value-type="float" office:value="16924" table:style-name="ce11">
            <text:p>16,924</text:p>
          </table:table-cell>
          <table:table-cell office:value-type="float" office:value="15508" table:style-name="ce10">
            <text:p>15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9" table:style-name="ce52">
            <text:p>6,119</text:p>
          </table:table-cell>
          <table:table-cell office:value-type="float" office:value="17301" table:style-name="ce11">
            <text:p>17,301</text:p>
          </table:table-cell>
          <table:table-cell office:value-type="float" office:value="9199" table:style-name="ce11">
            <text:p>9,199</text:p>
          </table:table-cell>
          <table:table-cell office:value-type="float" office:value="8102" table:style-name="ce10">
            <text:p>8,1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06" table:style-name="ce52">
            <text:p>3,906</text:p>
          </table:table-cell>
          <table:table-cell office:value-type="float" office:value="9613" table:style-name="ce11">
            <text:p>9,613</text:p>
          </table:table-cell>
          <table:table-cell office:value-type="float" office:value="5287" table:style-name="ce11">
            <text:p>5,287</text:p>
          </table:table-cell>
          <table:table-cell office:value-type="float" office:value="4326" table:style-name="ce10">
            <text:p>4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18" table:style-name="ce52">
            <text:p>3,618</text:p>
          </table:table-cell>
          <table:table-cell office:value-type="float" office:value="10264" table:style-name="ce11">
            <text:p>10,264</text:p>
          </table:table-cell>
          <table:table-cell office:value-type="float" office:value="5444" table:style-name="ce11">
            <text:p>5,444</text:p>
          </table:table-cell>
          <table:table-cell office:value-type="float" office:value="4820" table:style-name="ce10">
            <text:p>4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0" table:style-name="ce52">
            <text:p>5,640</text:p>
          </table:table-cell>
          <table:table-cell office:value-type="float" office:value="15689" table:style-name="ce11">
            <text:p>15,689</text:p>
          </table:table-cell>
          <table:table-cell office:value-type="float" office:value="8289" table:style-name="ce11">
            <text:p>8,289</text:p>
          </table:table-cell>
          <table:table-cell office:value-type="float" office:value="7400" table:style-name="ce10">
            <text:p>7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9" table:style-name="ce52">
            <text:p>2,639</text:p>
          </table:table-cell>
          <table:table-cell office:value-type="float" office:value="6739" table:style-name="ce11">
            <text:p>6,739</text:p>
          </table:table-cell>
          <table:table-cell office:value-type="float" office:value="3776" table:style-name="ce11">
            <text:p>3,776</text:p>
          </table:table-cell>
          <table:table-cell office:value-type="float" office:value="2963" table:style-name="ce10">
            <text:p>2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5" table:style-name="ce52">
            <text:p>4,135</text:p>
          </table:table-cell>
          <table:table-cell office:value-type="float" office:value="12202" table:style-name="ce11">
            <text:p>12,202</text:p>
          </table:table-cell>
          <table:table-cell office:value-type="float" office:value="6469" table:style-name="ce11">
            <text:p>6,469</text:p>
          </table:table-cell>
          <table:table-cell office:value-type="float" office:value="5733" table:style-name="ce10">
            <text:p>5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48" table:style-name="ce52">
            <text:p>2,348</text:p>
          </table:table-cell>
          <table:table-cell office:value-type="float" office:value="6383" table:style-name="ce11">
            <text:p>6,383</text:p>
          </table:table-cell>
          <table:table-cell office:value-type="float" office:value="3487" table:style-name="ce11">
            <text:p>3,487</text:p>
          </table:table-cell>
          <table:table-cell office:value-type="float" office:value="2896" table:style-name="ce10">
            <text:p>2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30" table:style-name="ce52">
            <text:p>1,730</text:p>
          </table:table-cell>
          <table:table-cell office:value-type="float" office:value="4162" table:style-name="ce11">
            <text:p>4,162</text:p>
          </table:table-cell>
          <table:table-cell office:value-type="float" office:value="2315" table:style-name="ce11">
            <text:p>2,315</text:p>
          </table:table-cell>
          <table:table-cell office:value-type="float" office:value="1847" table:style-name="ce10">
            <text:p>1,84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2" table:style-name="ce53">
            <text:p>1,982</text:p>
          </table:table-cell>
          <table:table-cell office:value-type="float" office:value="5794" table:style-name="ce18">
            <text:p>5,794</text:p>
          </table:table-cell>
          <table:table-cell office:value-type="float" office:value="3109" table:style-name="ce18">
            <text:p>3,109</text:p>
          </table:table-cell>
          <table:table-cell office:value-type="float" office:value="2685" table:style-name="ce17">
            <text:p>2,685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6448" table:style-name="ce71">
            <text:p>396,448</text:p>
          </table:table-cell>
          <table:table-cell office:value-type="float" office:value="1267339" table:style-name="ce79">
            <text:p>1,267,339</text:p>
          </table:table-cell>
          <table:table-cell office:value-type="float" office:value="644163" table:style-name="ce79">
            <text:p>644,163</text:p>
          </table:table-cell>
          <table:table-cell office:value-type="float" office:value="623176" table:style-name="ce73">
            <text:p>623,1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016" table:style-name="ce52">
            <text:p>78,016</text:p>
          </table:table-cell>
          <table:table-cell office:value-type="float" office:value="231391" table:style-name="ce11">
            <text:p>231,391</text:p>
          </table:table-cell>
          <table:table-cell office:value-type="float" office:value="113826" table:style-name="ce11">
            <text:p>113,826</text:p>
          </table:table-cell>
          <table:table-cell office:value-type="float" office:value="117565" table:style-name="ce10">
            <text:p>117,5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964" table:style-name="ce52">
            <text:p>40,964</text:p>
          </table:table-cell>
          <table:table-cell office:value-type="float" office:value="124455" table:style-name="ce11">
            <text:p>124,455</text:p>
          </table:table-cell>
          <table:table-cell office:value-type="float" office:value="61621" table:style-name="ce11">
            <text:p>61,621</text:p>
          </table:table-cell>
          <table:table-cell office:value-type="float" office:value="62834" table:style-name="ce10">
            <text:p>62,83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280" table:style-name="ce52">
            <text:p>25,280</text:p>
          </table:table-cell>
          <table:table-cell office:value-type="float" office:value="86536" table:style-name="ce11">
            <text:p>86,536</text:p>
          </table:table-cell>
          <table:table-cell office:value-type="float" office:value="43855" table:style-name="ce11">
            <text:p>43,855</text:p>
          </table:table-cell>
          <table:table-cell office:value-type="float" office:value="42681" table:style-name="ce10">
            <text:p>42,6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498" table:style-name="ce52">
            <text:p>27,498</text:p>
          </table:table-cell>
          <table:table-cell office:value-type="float" office:value="90155" table:style-name="ce11">
            <text:p>90,155</text:p>
          </table:table-cell>
          <table:table-cell office:value-type="float" office:value="45880" table:style-name="ce11">
            <text:p>45,880</text:p>
          </table:table-cell>
          <table:table-cell office:value-type="float" office:value="44275" table:style-name="ce10">
            <text:p>44,2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068" table:style-name="ce52">
            <text:p>11,068</text:p>
          </table:table-cell>
          <table:table-cell office:value-type="float" office:value="33352" table:style-name="ce11">
            <text:p>33,352</text:p>
          </table:table-cell>
          <table:table-cell office:value-type="float" office:value="16740" table:style-name="ce11">
            <text:p>16,740</text:p>
          </table:table-cell>
          <table:table-cell office:value-type="float" office:value="16612" table:style-name="ce10">
            <text:p>16,6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685" table:style-name="ce52">
            <text:p>16,685</text:p>
          </table:table-cell>
          <table:table-cell office:value-type="float" office:value="54874" table:style-name="ce11">
            <text:p>54,874</text:p>
          </table:table-cell>
          <table:table-cell office:value-type="float" office:value="27739" table:style-name="ce11">
            <text:p>27,739</text:p>
          </table:table-cell>
          <table:table-cell office:value-type="float" office:value="27135" table:style-name="ce10">
            <text:p>27,1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03" table:style-name="ce52">
            <text:p>13,403</text:p>
          </table:table-cell>
          <table:table-cell office:value-type="float" office:value="40795" table:style-name="ce11">
            <text:p>40,795</text:p>
          </table:table-cell>
          <table:table-cell office:value-type="float" office:value="20897" table:style-name="ce11">
            <text:p>20,897</text:p>
          </table:table-cell>
          <table:table-cell office:value-type="float" office:value="19898" table:style-name="ce10">
            <text:p>19,8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63" table:style-name="ce52">
            <text:p>15,263</text:p>
          </table:table-cell>
          <table:table-cell office:value-type="float" office:value="49683" table:style-name="ce11">
            <text:p>49,683</text:p>
          </table:table-cell>
          <table:table-cell office:value-type="float" office:value="25448" table:style-name="ce11">
            <text:p>25,448</text:p>
          </table:table-cell>
          <table:table-cell office:value-type="float" office:value="24235" table:style-name="ce10">
            <text:p>24,2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27" table:style-name="ce52">
            <text:p>4,527</text:p>
          </table:table-cell>
          <table:table-cell office:value-type="float" office:value="16666" table:style-name="ce11">
            <text:p>16,666</text:p>
          </table:table-cell>
          <table:table-cell office:value-type="float" office:value="8567" table:style-name="ce11">
            <text:p>8,567</text:p>
          </table:table-cell>
          <table:table-cell office:value-type="float" office:value="8099" table:style-name="ce10">
            <text:p>8,0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26" table:style-name="ce52">
            <text:p>10,526</text:p>
          </table:table-cell>
          <table:table-cell office:value-type="float" office:value="37718" table:style-name="ce11">
            <text:p>37,718</text:p>
          </table:table-cell>
          <table:table-cell office:value-type="float" office:value="19091" table:style-name="ce11">
            <text:p>19,091</text:p>
          </table:table-cell>
          <table:table-cell office:value-type="float" office:value="18627" table:style-name="ce10">
            <text:p>18,6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19" table:style-name="ce52">
            <text:p>13,219</text:p>
          </table:table-cell>
          <table:table-cell office:value-type="float" office:value="46457" table:style-name="ce11">
            <text:p>46,457</text:p>
          </table:table-cell>
          <table:table-cell office:value-type="float" office:value="24208" table:style-name="ce11">
            <text:p>24,208</text:p>
          </table:table-cell>
          <table:table-cell office:value-type="float" office:value="22249" table:style-name="ce10">
            <text:p>22,2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07" table:style-name="ce52">
            <text:p>11,107</text:p>
          </table:table-cell>
          <table:table-cell office:value-type="float" office:value="38908" table:style-name="ce11">
            <text:p>38,908</text:p>
          </table:table-cell>
          <table:table-cell office:value-type="float" office:value="20046" table:style-name="ce11">
            <text:p>20,046</text:p>
          </table:table-cell>
          <table:table-cell office:value-type="float" office:value="18862" table:style-name="ce10">
            <text:p>18,8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40" table:style-name="ce52">
            <text:p>14,440</text:p>
          </table:table-cell>
          <table:table-cell office:value-type="float" office:value="45292" table:style-name="ce11">
            <text:p>45,292</text:p>
          </table:table-cell>
          <table:table-cell office:value-type="float" office:value="23237" table:style-name="ce11">
            <text:p>23,237</text:p>
          </table:table-cell>
          <table:table-cell office:value-type="float" office:value="22055" table:style-name="ce10">
            <text:p>22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1" table:style-name="ce52">
            <text:p>6,841</text:p>
          </table:table-cell>
          <table:table-cell office:value-type="float" office:value="23243" table:style-name="ce11">
            <text:p>23,243</text:p>
          </table:table-cell>
          <table:table-cell office:value-type="float" office:value="12224" table:style-name="ce11">
            <text:p>12,224</text:p>
          </table:table-cell>
          <table:table-cell office:value-type="float" office:value="11019" table:style-name="ce10">
            <text:p>11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634" table:style-name="ce52">
            <text:p>11,634</text:p>
          </table:table-cell>
          <table:table-cell office:value-type="float" office:value="38142" table:style-name="ce11">
            <text:p>38,142</text:p>
          </table:table-cell>
          <table:table-cell office:value-type="float" office:value="19550" table:style-name="ce11">
            <text:p>19,550</text:p>
          </table:table-cell>
          <table:table-cell office:value-type="float" office:value="18592" table:style-name="ce10">
            <text:p>18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71" table:style-name="ce52">
            <text:p>9,271</text:p>
          </table:table-cell>
          <table:table-cell office:value-type="float" office:value="31975" table:style-name="ce11">
            <text:p>31,975</text:p>
          </table:table-cell>
          <table:table-cell office:value-type="float" office:value="16817" table:style-name="ce11">
            <text:p>16,817</text:p>
          </table:table-cell>
          <table:table-cell office:value-type="float" office:value="15158" table:style-name="ce10">
            <text:p>15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59" table:style-name="ce52">
            <text:p>10,959</text:p>
          </table:table-cell>
          <table:table-cell office:value-type="float" office:value="34524" table:style-name="ce11">
            <text:p>34,524</text:p>
          </table:table-cell>
          <table:table-cell office:value-type="float" office:value="17743" table:style-name="ce11">
            <text:p>17,743</text:p>
          </table:table-cell>
          <table:table-cell office:value-type="float" office:value="16781" table:style-name="ce10">
            <text:p>16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76" table:style-name="ce52">
            <text:p>11,076</text:p>
          </table:table-cell>
          <table:table-cell office:value-type="float" office:value="36319" table:style-name="ce11">
            <text:p>36,319</text:p>
          </table:table-cell>
          <table:table-cell office:value-type="float" office:value="18773" table:style-name="ce11">
            <text:p>18,773</text:p>
          </table:table-cell>
          <table:table-cell office:value-type="float" office:value="17546" table:style-name="ce10">
            <text:p>17,5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37" table:style-name="ce52">
            <text:p>13,137</text:p>
          </table:table-cell>
          <table:table-cell office:value-type="float" office:value="42481" table:style-name="ce11">
            <text:p>42,481</text:p>
          </table:table-cell>
          <table:table-cell office:value-type="float" office:value="21819" table:style-name="ce11">
            <text:p>21,819</text:p>
          </table:table-cell>
          <table:table-cell office:value-type="float" office:value="20662" table:style-name="ce10">
            <text:p>20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1" table:style-name="ce52">
            <text:p>5,301</text:p>
          </table:table-cell>
          <table:table-cell office:value-type="float" office:value="14671" table:style-name="ce11">
            <text:p>14,671</text:p>
          </table:table-cell>
          <table:table-cell office:value-type="float" office:value="7749" table:style-name="ce11">
            <text:p>7,749</text:p>
          </table:table-cell>
          <table:table-cell office:value-type="float" office:value="6922" table:style-name="ce10">
            <text:p>6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13" table:style-name="ce52">
            <text:p>8,113</text:p>
          </table:table-cell>
          <table:table-cell office:value-type="float" office:value="26704" table:style-name="ce11">
            <text:p>26,704</text:p>
          </table:table-cell>
          <table:table-cell office:value-type="float" office:value="13816" table:style-name="ce11">
            <text:p>13,816</text:p>
          </table:table-cell>
          <table:table-cell office:value-type="float" office:value="12888" table:style-name="ce10">
            <text:p>12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62" table:style-name="ce52">
            <text:p>9,162</text:p>
          </table:table-cell>
          <table:table-cell office:value-type="float" office:value="30116" table:style-name="ce11">
            <text:p>30,116</text:p>
          </table:table-cell>
          <table:table-cell office:value-type="float" office:value="15530" table:style-name="ce11">
            <text:p>15,530</text:p>
          </table:table-cell>
          <table:table-cell office:value-type="float" office:value="14586" table:style-name="ce10">
            <text:p>14,5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0" table:style-name="ce52">
            <text:p>10,150</text:p>
          </table:table-cell>
          <table:table-cell office:value-type="float" office:value="32791" table:style-name="ce11">
            <text:p>32,791</text:p>
          </table:table-cell>
          <table:table-cell office:value-type="float" office:value="17319" table:style-name="ce11">
            <text:p>17,319</text:p>
          </table:table-cell>
          <table:table-cell office:value-type="float" office:value="15472" table:style-name="ce10">
            <text:p>15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83" table:style-name="ce52">
            <text:p>5,183</text:p>
          </table:table-cell>
          <table:table-cell office:value-type="float" office:value="16130" table:style-name="ce11">
            <text:p>16,130</text:p>
          </table:table-cell>
          <table:table-cell office:value-type="float" office:value="8708" table:style-name="ce11">
            <text:p>8,708</text:p>
          </table:table-cell>
          <table:table-cell office:value-type="float" office:value="7422" table:style-name="ce10">
            <text:p>7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7" table:style-name="ce52">
            <text:p>4,597</text:p>
          </table:table-cell>
          <table:table-cell office:value-type="float" office:value="14804" table:style-name="ce11">
            <text:p>14,804</text:p>
          </table:table-cell>
          <table:table-cell office:value-type="float" office:value="7735" table:style-name="ce11">
            <text:p>7,735</text:p>
          </table:table-cell>
          <table:table-cell office:value-type="float" office:value="7069" table:style-name="ce10">
            <text:p>7,06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28" table:style-name="ce53">
            <text:p>9,028</text:p>
          </table:table-cell>
          <table:table-cell office:value-type="float" office:value="29157" table:style-name="ce18">
            <text:p>29,157</text:p>
          </table:table-cell>
          <table:table-cell office:value-type="float" office:value="15225" table:style-name="ce18">
            <text:p>15,225</text:p>
          </table:table-cell>
          <table:table-cell office:value-type="float" office:value="13932" table:style-name="ce17">
            <text:p>13,932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98" table:style-name="ce71">
            <text:p>179,598</text:p>
          </table:table-cell>
          <table:table-cell office:value-type="float" office:value="491241" table:style-name="ce79">
            <text:p>491,241</text:p>
          </table:table-cell>
          <table:table-cell office:value-type="float" office:value="251010" table:style-name="ce79">
            <text:p>251,010</text:p>
          </table:table-cell>
          <table:table-cell office:value-type="float" office:value="240231" table:style-name="ce73">
            <text:p>240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431" table:style-name="ce52">
            <text:p>35,431</text:p>
          </table:table-cell>
          <table:table-cell office:value-type="float" office:value="99120" table:style-name="ce11">
            <text:p>99,120</text:p>
          </table:table-cell>
          <table:table-cell office:value-type="float" office:value="49524" table:style-name="ce11">
            <text:p>49,524</text:p>
          </table:table-cell>
          <table:table-cell office:value-type="float" office:value="49596" table:style-name="ce10">
            <text:p>49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96" table:style-name="ce52">
            <text:p>29,096</text:p>
          </table:table-cell>
          <table:table-cell office:value-type="float" office:value="79280" table:style-name="ce11">
            <text:p>79,280</text:p>
          </table:table-cell>
          <table:table-cell office:value-type="float" office:value="39371" table:style-name="ce11">
            <text:p>39,371</text:p>
          </table:table-cell>
          <table:table-cell office:value-type="float" office:value="39909" table:style-name="ce10">
            <text:p>39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55" table:style-name="ce52">
            <text:p>34,055</text:p>
          </table:table-cell>
          <table:table-cell office:value-type="float" office:value="97534" table:style-name="ce11">
            <text:p>97,534</text:p>
          </table:table-cell>
          <table:table-cell office:value-type="float" office:value="49126" table:style-name="ce11">
            <text:p>49,126</text:p>
          </table:table-cell>
          <table:table-cell office:value-type="float" office:value="48408" table:style-name="ce10">
            <text:p>48,4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04" table:style-name="ce52">
            <text:p>20,304</text:p>
          </table:table-cell>
          <table:table-cell office:value-type="float" office:value="53491" table:style-name="ce11">
            <text:p>53,491</text:p>
          </table:table-cell>
          <table:table-cell office:value-type="float" office:value="27329" table:style-name="ce11">
            <text:p>27,329</text:p>
          </table:table-cell>
          <table:table-cell office:value-type="float" office:value="26162" table:style-name="ce10">
            <text:p>26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0" table:style-name="ce52">
            <text:p>4,260</text:p>
          </table:table-cell>
          <table:table-cell office:value-type="float" office:value="10494" table:style-name="ce11">
            <text:p>10,494</text:p>
          </table:table-cell>
          <table:table-cell office:value-type="float" office:value="5486" table:style-name="ce11">
            <text:p>5,486</text:p>
          </table:table-cell>
          <table:table-cell office:value-type="float" office:value="5008" table:style-name="ce10">
            <text:p>5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82" table:style-name="ce52">
            <text:p>12,682</text:p>
          </table:table-cell>
          <table:table-cell office:value-type="float" office:value="37563" table:style-name="ce11">
            <text:p>37,563</text:p>
          </table:table-cell>
          <table:table-cell office:value-type="float" office:value="19765" table:style-name="ce11">
            <text:p>19,765</text:p>
          </table:table-cell>
          <table:table-cell office:value-type="float" office:value="17798" table:style-name="ce10">
            <text:p>17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06" table:style-name="ce52">
            <text:p>8,006</text:p>
          </table:table-cell>
          <table:table-cell office:value-type="float" office:value="17251" table:style-name="ce11">
            <text:p>17,251</text:p>
          </table:table-cell>
          <table:table-cell office:value-type="float" office:value="9216" table:style-name="ce11">
            <text:p>9,216</text:p>
          </table:table-cell>
          <table:table-cell office:value-type="float" office:value="8035" table:style-name="ce10">
            <text:p>8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82" table:style-name="ce52">
            <text:p>5,582</text:p>
          </table:table-cell>
          <table:table-cell office:value-type="float" office:value="14330" table:style-name="ce11">
            <text:p>14,330</text:p>
          </table:table-cell>
          <table:table-cell office:value-type="float" office:value="7818" table:style-name="ce11">
            <text:p>7,818</text:p>
          </table:table-cell>
          <table:table-cell office:value-type="float" office:value="6512" table:style-name="ce10">
            <text:p>6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0" table:style-name="ce52">
            <text:p>5,750</text:p>
          </table:table-cell>
          <table:table-cell office:value-type="float" office:value="15476" table:style-name="ce11">
            <text:p>15,476</text:p>
          </table:table-cell>
          <table:table-cell office:value-type="float" office:value="8147" table:style-name="ce11">
            <text:p>8,147</text:p>
          </table:table-cell>
          <table:table-cell office:value-type="float" office:value="7329" table:style-name="ce10">
            <text:p>7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07" table:style-name="ce52">
            <text:p>7,207</text:p>
          </table:table-cell>
          <table:table-cell office:value-type="float" office:value="17992" table:style-name="ce11">
            <text:p>17,992</text:p>
          </table:table-cell>
          <table:table-cell office:value-type="float" office:value="9689" table:style-name="ce11">
            <text:p>9,689</text:p>
          </table:table-cell>
          <table:table-cell office:value-type="float" office:value="8303" table:style-name="ce10">
            <text:p>8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13" table:style-name="ce52">
            <text:p>7,113</text:p>
          </table:table-cell>
          <table:table-cell office:value-type="float" office:value="17024" table:style-name="ce11">
            <text:p>17,024</text:p>
          </table:table-cell>
          <table:table-cell office:value-type="float" office:value="8925" table:style-name="ce11">
            <text:p>8,925</text:p>
          </table:table-cell>
          <table:table-cell office:value-type="float" office:value="8099" table:style-name="ce10">
            <text:p>8,0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2" table:style-name="ce52">
            <text:p>5,272</text:p>
          </table:table-cell>
          <table:table-cell office:value-type="float" office:value="15874" table:style-name="ce11">
            <text:p>15,874</text:p>
          </table:table-cell>
          <table:table-cell office:value-type="float" office:value="8505" table:style-name="ce11">
            <text:p>8,505</text:p>
          </table:table-cell>
          <table:table-cell office:value-type="float" office:value="7369" table:style-name="ce10">
            <text:p>7,36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40" table:style-name="ce53">
            <text:p>4,840</text:p>
          </table:table-cell>
          <table:table-cell office:value-type="float" office:value="15812" table:style-name="ce18">
            <text:p>15,812</text:p>
          </table:table-cell>
          <table:table-cell office:value-type="float" office:value="8109" table:style-name="ce18">
            <text:p>8,109</text:p>
          </table:table-cell>
          <table:table-cell office:value-type="float" office:value="7703" table:style-name="ce17">
            <text:p>7,70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3958" table:style-name="ce71">
            <text:p>243,958</text:p>
          </table:table-cell>
          <table:table-cell office:value-type="float" office:value="677293" table:style-name="ce79">
            <text:p>677,293</text:p>
          </table:table-cell>
          <table:table-cell office:value-type="float" office:value="350364" table:style-name="ce79">
            <text:p>350,364</text:p>
          </table:table-cell>
          <table:table-cell office:value-type="float" office:value="326929" table:style-name="ce73">
            <text:p>326,9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424" table:style-name="ce52">
            <text:p>39,424</text:p>
          </table:table-cell>
          <table:table-cell office:value-type="float" office:value="108733" table:style-name="ce11">
            <text:p>108,733</text:p>
          </table:table-cell>
          <table:table-cell office:value-type="float" office:value="53902" table:style-name="ce11">
            <text:p>53,902</text:p>
          </table:table-cell>
          <table:table-cell office:value-type="float" office:value="54831" table:style-name="ce10">
            <text:p>54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03" table:style-name="ce52">
            <text:p>16,103</text:p>
          </table:table-cell>
          <table:table-cell office:value-type="float" office:value="44148" table:style-name="ce11">
            <text:p>44,148</text:p>
          </table:table-cell>
          <table:table-cell office:value-type="float" office:value="22393" table:style-name="ce11">
            <text:p>22,393</text:p>
          </table:table-cell>
          <table:table-cell office:value-type="float" office:value="21755" table:style-name="ce10">
            <text:p>21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961" table:style-name="ce52">
            <text:p>25,961</text:p>
          </table:table-cell>
          <table:table-cell office:value-type="float" office:value="70927" table:style-name="ce11">
            <text:p>70,927</text:p>
          </table:table-cell>
          <table:table-cell office:value-type="float" office:value="35828" table:style-name="ce11">
            <text:p>35,828</text:p>
          </table:table-cell>
          <table:table-cell office:value-type="float" office:value="35099" table:style-name="ce10">
            <text:p>35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60" table:style-name="ce52">
            <text:p>15,060</text:p>
          </table:table-cell>
          <table:table-cell office:value-type="float" office:value="45485" table:style-name="ce11">
            <text:p>45,485</text:p>
          </table:table-cell>
          <table:table-cell office:value-type="float" office:value="22867" table:style-name="ce11">
            <text:p>22,867</text:p>
          </table:table-cell>
          <table:table-cell office:value-type="float" office:value="22618" table:style-name="ce10">
            <text:p>22,6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4" table:style-name="ce52">
            <text:p>9,584</text:p>
          </table:table-cell>
          <table:table-cell office:value-type="float" office:value="28327" table:style-name="ce11">
            <text:p>28,327</text:p>
          </table:table-cell>
          <table:table-cell office:value-type="float" office:value="14761" table:style-name="ce11">
            <text:p>14,761</text:p>
          </table:table-cell>
          <table:table-cell office:value-type="float" office:value="13566" table:style-name="ce10">
            <text:p>13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46" table:style-name="ce52">
            <text:p>16,146</text:p>
          </table:table-cell>
          <table:table-cell office:value-type="float" office:value="39119" table:style-name="ce11">
            <text:p>39,119</text:p>
          </table:table-cell>
          <table:table-cell office:value-type="float" office:value="20246" table:style-name="ce11">
            <text:p>20,246</text:p>
          </table:table-cell>
          <table:table-cell office:value-type="float" office:value="18873" table:style-name="ce10">
            <text:p>18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70" table:style-name="ce52">
            <text:p>11,270</text:p>
          </table:table-cell>
          <table:table-cell office:value-type="float" office:value="30879" table:style-name="ce11">
            <text:p>30,879</text:p>
          </table:table-cell>
          <table:table-cell office:value-type="float" office:value="16260" table:style-name="ce11">
            <text:p>16,260</text:p>
          </table:table-cell>
          <table:table-cell office:value-type="float" office:value="14619" table:style-name="ce10">
            <text:p>14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47" table:style-name="ce52">
            <text:p>6,647</text:p>
          </table:table-cell>
          <table:table-cell office:value-type="float" office:value="18615" table:style-name="ce11">
            <text:p>18,615</text:p>
          </table:table-cell>
          <table:table-cell office:value-type="float" office:value="9911" table:style-name="ce11">
            <text:p>9,911</text:p>
          </table:table-cell>
          <table:table-cell office:value-type="float" office:value="8704" table:style-name="ce10">
            <text:p>8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72" table:style-name="ce52">
            <text:p>9,472</text:p>
          </table:table-cell>
          <table:table-cell office:value-type="float" office:value="28336" table:style-name="ce11">
            <text:p>28,336</text:p>
          </table:table-cell>
          <table:table-cell office:value-type="float" office:value="14782" table:style-name="ce11">
            <text:p>14,782</text:p>
          </table:table-cell>
          <table:table-cell office:value-type="float" office:value="13554" table:style-name="ce10">
            <text:p>13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9" table:style-name="ce52">
            <text:p>6,019</text:p>
          </table:table-cell>
          <table:table-cell office:value-type="float" office:value="17465" table:style-name="ce11">
            <text:p>17,465</text:p>
          </table:table-cell>
          <table:table-cell office:value-type="float" office:value="9143" table:style-name="ce11">
            <text:p>9,143</text:p>
          </table:table-cell>
          <table:table-cell office:value-type="float" office:value="8322" table:style-name="ce10">
            <text:p>8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73" table:style-name="ce52">
            <text:p>8,973</text:p>
          </table:table-cell>
          <table:table-cell office:value-type="float" office:value="26060" table:style-name="ce11">
            <text:p>26,060</text:p>
          </table:table-cell>
          <table:table-cell office:value-type="float" office:value="13936" table:style-name="ce11">
            <text:p>13,936</text:p>
          </table:table-cell>
          <table:table-cell office:value-type="float" office:value="12124" table:style-name="ce10">
            <text:p>12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73" table:style-name="ce52">
            <text:p>8,573</text:p>
          </table:table-cell>
          <table:table-cell office:value-type="float" office:value="23811" table:style-name="ce11">
            <text:p>23,811</text:p>
          </table:table-cell>
          <table:table-cell office:value-type="float" office:value="12556" table:style-name="ce11">
            <text:p>12,556</text:p>
          </table:table-cell>
          <table:table-cell office:value-type="float" office:value="11255" table:style-name="ce10">
            <text:p>11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102" table:style-name="ce52">
            <text:p>15,102</text:p>
          </table:table-cell>
          <table:table-cell office:value-type="float" office:value="47886" table:style-name="ce11">
            <text:p>47,886</text:p>
          </table:table-cell>
          <table:table-cell office:value-type="float" office:value="23800" table:style-name="ce11">
            <text:p>23,800</text:p>
          </table:table-cell>
          <table:table-cell office:value-type="float" office:value="24086" table:style-name="ce10">
            <text:p>24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13" table:style-name="ce52">
            <text:p>5,813</text:p>
          </table:table-cell>
          <table:table-cell office:value-type="float" office:value="14158" table:style-name="ce11">
            <text:p>14,158</text:p>
          </table:table-cell>
          <table:table-cell office:value-type="float" office:value="7859" table:style-name="ce11">
            <text:p>7,859</text:p>
          </table:table-cell>
          <table:table-cell office:value-type="float" office:value="6299" table:style-name="ce10">
            <text:p>6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3" table:style-name="ce52">
            <text:p>4,433</text:p>
          </table:table-cell>
          <table:table-cell office:value-type="float" office:value="12483" table:style-name="ce11">
            <text:p>12,483</text:p>
          </table:table-cell>
          <table:table-cell office:value-type="float" office:value="6718" table:style-name="ce11">
            <text:p>6,718</text:p>
          </table:table-cell>
          <table:table-cell office:value-type="float" office:value="5765" table:style-name="ce10">
            <text:p>5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67" table:style-name="ce52">
            <text:p>8,567</text:p>
          </table:table-cell>
          <table:table-cell office:value-type="float" office:value="23052" table:style-name="ce11">
            <text:p>23,052</text:p>
          </table:table-cell>
          <table:table-cell office:value-type="float" office:value="12335" table:style-name="ce11">
            <text:p>12,335</text:p>
          </table:table-cell>
          <table:table-cell office:value-type="float" office:value="10717" table:style-name="ce10">
            <text:p>10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47" table:style-name="ce52">
            <text:p>9,147</text:p>
          </table:table-cell>
          <table:table-cell office:value-type="float" office:value="24727" table:style-name="ce11">
            <text:p>24,727</text:p>
          </table:table-cell>
          <table:table-cell office:value-type="float" office:value="13546" table:style-name="ce11">
            <text:p>13,546</text:p>
          </table:table-cell>
          <table:table-cell office:value-type="float" office:value="11181" table:style-name="ce10">
            <text:p>11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24" table:style-name="ce52">
            <text:p>8,624</text:p>
          </table:table-cell>
          <table:table-cell office:value-type="float" office:value="22418" table:style-name="ce11">
            <text:p>22,418</text:p>
          </table:table-cell>
          <table:table-cell office:value-type="float" office:value="12218" table:style-name="ce11">
            <text:p>12,218</text:p>
          </table:table-cell>
          <table:table-cell office:value-type="float" office:value="10200" table:style-name="ce10">
            <text:p>10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2" table:style-name="ce52">
            <text:p>9,362</text:p>
          </table:table-cell>
          <table:table-cell office:value-type="float" office:value="26434" table:style-name="ce11">
            <text:p>26,434</text:p>
          </table:table-cell>
          <table:table-cell office:value-type="float" office:value="14102" table:style-name="ce11">
            <text:p>14,102</text:p>
          </table:table-cell>
          <table:table-cell office:value-type="float" office:value="12332" table:style-name="ce10">
            <text:p>12,33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78" table:style-name="ce53">
            <text:p>9,678</text:p>
          </table:table-cell>
          <table:table-cell office:value-type="float" office:value="24230" table:style-name="ce18">
            <text:p>24,230</text:p>
          </table:table-cell>
          <table:table-cell office:value-type="float" office:value="13201" table:style-name="ce18">
            <text:p>13,201</text:p>
          </table:table-cell>
          <table:table-cell office:value-type="float" office:value="11029" table:style-name="ce17">
            <text:p>11,02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627" table:style-name="ce71">
            <text:p>184,627</text:p>
          </table:table-cell>
          <table:table-cell office:value-type="float" office:value="499881" table:style-name="ce79">
            <text:p>499,881</text:p>
          </table:table-cell>
          <table:table-cell office:value-type="float" office:value="259313" table:style-name="ce79">
            <text:p>259,313</text:p>
          </table:table-cell>
          <table:table-cell office:value-type="float" office:value="240568" table:style-name="ce73">
            <text:p>240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47" table:style-name="ce52">
            <text:p>13,647</text:p>
          </table:table-cell>
          <table:table-cell office:value-type="float" office:value="38516" table:style-name="ce11">
            <text:p>38,516</text:p>
          </table:table-cell>
          <table:table-cell office:value-type="float" office:value="19642" table:style-name="ce11">
            <text:p>19,642</text:p>
          </table:table-cell>
          <table:table-cell office:value-type="float" office:value="18874" table:style-name="ce10">
            <text:p>18,8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59" table:style-name="ce52">
            <text:p>15,859</text:p>
          </table:table-cell>
          <table:table-cell office:value-type="float" office:value="41652" table:style-name="ce11">
            <text:p>41,652</text:p>
          </table:table-cell>
          <table:table-cell office:value-type="float" office:value="20993" table:style-name="ce11">
            <text:p>20,993</text:p>
          </table:table-cell>
          <table:table-cell office:value-type="float" office:value="20659" table:style-name="ce10">
            <text:p>20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6" table:style-name="ce52">
            <text:p>9,866</text:p>
          </table:table-cell>
          <table:table-cell office:value-type="float" office:value="26034" table:style-name="ce11">
            <text:p>26,034</text:p>
          </table:table-cell>
          <table:table-cell office:value-type="float" office:value="13295" table:style-name="ce11">
            <text:p>13,295</text:p>
          </table:table-cell>
          <table:table-cell office:value-type="float" office:value="12739" table:style-name="ce10">
            <text:p>12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31" table:style-name="ce52">
            <text:p>11,431</text:p>
          </table:table-cell>
          <table:table-cell office:value-type="float" office:value="30416" table:style-name="ce11">
            <text:p>30,416</text:p>
          </table:table-cell>
          <table:table-cell office:value-type="float" office:value="15481" table:style-name="ce11">
            <text:p>15,481</text:p>
          </table:table-cell>
          <table:table-cell office:value-type="float" office:value="14935" table:style-name="ce10">
            <text:p>14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704" table:style-name="ce52">
            <text:p>25,704</text:p>
          </table:table-cell>
          <table:table-cell office:value-type="float" office:value="71336" table:style-name="ce11">
            <text:p>71,336</text:p>
          </table:table-cell>
          <table:table-cell office:value-type="float" office:value="36449" table:style-name="ce11">
            <text:p>36,449</text:p>
          </table:table-cell>
          <table:table-cell office:value-type="float" office:value="34887" table:style-name="ce10">
            <text:p>34,8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1" table:style-name="ce52">
            <text:p>5,281</text:p>
          </table:table-cell>
          <table:table-cell office:value-type="float" office:value="14071" table:style-name="ce11">
            <text:p>14,071</text:p>
          </table:table-cell>
          <table:table-cell office:value-type="float" office:value="7509" table:style-name="ce11">
            <text:p>7,509</text:p>
          </table:table-cell>
          <table:table-cell office:value-type="float" office:value="6562" table:style-name="ce10">
            <text:p>6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31" table:style-name="ce52">
            <text:p>10,831</text:p>
          </table:table-cell>
          <table:table-cell office:value-type="float" office:value="31190" table:style-name="ce11">
            <text:p>31,190</text:p>
          </table:table-cell>
          <table:table-cell office:value-type="float" office:value="16457" table:style-name="ce11">
            <text:p>16,457</text:p>
          </table:table-cell>
          <table:table-cell office:value-type="float" office:value="14733" table:style-name="ce10">
            <text:p>14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8" table:style-name="ce52">
            <text:p>8,778</text:p>
          </table:table-cell>
          <table:table-cell office:value-type="float" office:value="22251" table:style-name="ce11">
            <text:p>22,251</text:p>
          </table:table-cell>
          <table:table-cell office:value-type="float" office:value="11784" table:style-name="ce11">
            <text:p>11,784</text:p>
          </table:table-cell>
          <table:table-cell office:value-type="float" office:value="10467" table:style-name="ce10">
            <text:p>10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16" table:style-name="ce52">
            <text:p>9,116</text:p>
          </table:table-cell>
          <table:table-cell office:value-type="float" office:value="23793" table:style-name="ce11">
            <text:p>23,793</text:p>
          </table:table-cell>
          <table:table-cell office:value-type="float" office:value="12585" table:style-name="ce11">
            <text:p>12,585</text:p>
          </table:table-cell>
          <table:table-cell office:value-type="float" office:value="11208" table:style-name="ce10">
            <text:p>11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1" table:style-name="ce52">
            <text:p>7,261</text:p>
          </table:table-cell>
          <table:table-cell office:value-type="float" office:value="17633" table:style-name="ce11">
            <text:p>17,633</text:p>
          </table:table-cell>
          <table:table-cell office:value-type="float" office:value="9186" table:style-name="ce11">
            <text:p>9,186</text:p>
          </table:table-cell>
          <table:table-cell office:value-type="float" office:value="8447" table:style-name="ce10">
            <text:p>8,4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2" table:style-name="ce52">
            <text:p>5,742</text:p>
          </table:table-cell>
          <table:table-cell office:value-type="float" office:value="14928" table:style-name="ce11">
            <text:p>14,928</text:p>
          </table:table-cell>
          <table:table-cell office:value-type="float" office:value="8025" table:style-name="ce11">
            <text:p>8,025</text:p>
          </table:table-cell>
          <table:table-cell office:value-type="float" office:value="6903" table:style-name="ce10">
            <text:p>6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53" table:style-name="ce52">
            <text:p>18,453</text:p>
          </table:table-cell>
          <table:table-cell office:value-type="float" office:value="49051" table:style-name="ce11">
            <text:p>49,051</text:p>
          </table:table-cell>
          <table:table-cell office:value-type="float" office:value="25317" table:style-name="ce11">
            <text:p>25,317</text:p>
          </table:table-cell>
          <table:table-cell office:value-type="float" office:value="23734" table:style-name="ce10">
            <text:p>23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2" table:style-name="ce52">
            <text:p>16,152</text:p>
          </table:table-cell>
          <table:table-cell office:value-type="float" office:value="44176" table:style-name="ce11">
            <text:p>44,176</text:p>
          </table:table-cell>
          <table:table-cell office:value-type="float" office:value="22873" table:style-name="ce11">
            <text:p>22,873</text:p>
          </table:table-cell>
          <table:table-cell office:value-type="float" office:value="21303" table:style-name="ce10">
            <text:p>21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9" table:style-name="ce52">
            <text:p>11,709</text:p>
          </table:table-cell>
          <table:table-cell office:value-type="float" office:value="34831" table:style-name="ce11">
            <text:p>34,831</text:p>
          </table:table-cell>
          <table:table-cell office:value-type="float" office:value="18525" table:style-name="ce11">
            <text:p>18,525</text:p>
          </table:table-cell>
          <table:table-cell office:value-type="float" office:value="16306" table:style-name="ce10">
            <text:p>16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5" table:style-name="ce52">
            <text:p>6,765</text:p>
          </table:table-cell>
          <table:table-cell office:value-type="float" office:value="18710" table:style-name="ce11">
            <text:p>18,710</text:p>
          </table:table-cell>
          <table:table-cell office:value-type="float" office:value="9929" table:style-name="ce11">
            <text:p>9,929</text:p>
          </table:table-cell>
          <table:table-cell office:value-type="float" office:value="8781" table:style-name="ce10">
            <text:p>8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20" table:style-name="ce52">
            <text:p>4,220</text:p>
          </table:table-cell>
          <table:table-cell office:value-type="float" office:value="11187" table:style-name="ce11">
            <text:p>11,187</text:p>
          </table:table-cell>
          <table:table-cell office:value-type="float" office:value="6023" table:style-name="ce11">
            <text:p>6,023</text:p>
          </table:table-cell>
          <table:table-cell office:value-type="float" office:value="5164" table:style-name="ce10">
            <text:p>5,1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1" table:style-name="ce52">
            <text:p>1,931</text:p>
          </table:table-cell>
          <table:table-cell office:value-type="float" office:value="4571" table:style-name="ce11">
            <text:p>4,571</text:p>
          </table:table-cell>
          <table:table-cell office:value-type="float" office:value="2335" table:style-name="ce11">
            <text:p>2,335</text:p>
          </table:table-cell>
          <table:table-cell office:value-type="float" office:value="2236" table:style-name="ce10">
            <text:p>2,2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1" table:style-name="ce53">
            <text:p>1,881</text:p>
          </table:table-cell>
          <table:table-cell office:value-type="float" office:value="5535" table:style-name="ce18">
            <text:p>5,535</text:p>
          </table:table-cell>
          <table:table-cell office:value-type="float" office:value="2905" table:style-name="ce18">
            <text:p>2,905</text:p>
          </table:table-cell>
          <table:table-cell office:value-type="float" office:value="2630" table:style-name="ce17">
            <text:p>2,63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562" table:style-name="ce71">
            <text:p>291,562</text:p>
          </table:table-cell>
          <table:table-cell office:value-type="float" office:value="813176" table:style-name="ce79">
            <text:p>813,176</text:p>
          </table:table-cell>
          <table:table-cell office:value-type="float" office:value="414303" table:style-name="ce79">
            <text:p>414,303</text:p>
          </table:table-cell>
          <table:table-cell office:value-type="float" office:value="398873" table:style-name="ce73">
            <text:p>398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181" table:style-name="ce52">
            <text:p>75,181</text:p>
          </table:table-cell>
          <table:table-cell office:value-type="float" office:value="197734" table:style-name="ce11">
            <text:p>197,734</text:p>
          </table:table-cell>
          <table:table-cell office:value-type="float" office:value="97282" table:style-name="ce11">
            <text:p>97,282</text:p>
          </table:table-cell>
          <table:table-cell office:value-type="float" office:value="100452" table:style-name="ce10">
            <text:p>100,4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61" table:style-name="ce52">
            <text:p>20,261</text:p>
          </table:table-cell>
          <table:table-cell office:value-type="float" office:value="53851" table:style-name="ce11">
            <text:p>53,851</text:p>
          </table:table-cell>
          <table:table-cell office:value-type="float" office:value="26787" table:style-name="ce11">
            <text:p>26,787</text:p>
          </table:table-cell>
          <table:table-cell office:value-type="float" office:value="27064" table:style-name="ce10">
            <text:p>27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32" table:style-name="ce52">
            <text:p>17,132</text:p>
          </table:table-cell>
          <table:table-cell office:value-type="float" office:value="46753" table:style-name="ce11">
            <text:p>46,753</text:p>
          </table:table-cell>
          <table:table-cell office:value-type="float" office:value="23552" table:style-name="ce11">
            <text:p>23,552</text:p>
          </table:table-cell>
          <table:table-cell office:value-type="float" office:value="23201" table:style-name="ce10">
            <text:p>23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60" table:style-name="ce52">
            <text:p>11,860</text:p>
          </table:table-cell>
          <table:table-cell office:value-type="float" office:value="30442" table:style-name="ce11">
            <text:p>30,442</text:p>
          </table:table-cell>
          <table:table-cell office:value-type="float" office:value="15590" table:style-name="ce11">
            <text:p>15,590</text:p>
          </table:table-cell>
          <table:table-cell office:value-type="float" office:value="14852" table:style-name="ce10">
            <text:p>14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579" table:style-name="ce52">
            <text:p>15,579</text:p>
          </table:table-cell>
          <table:table-cell office:value-type="float" office:value="50166" table:style-name="ce11">
            <text:p>50,166</text:p>
          </table:table-cell>
          <table:table-cell office:value-type="float" office:value="26003" table:style-name="ce11">
            <text:p>26,003</text:p>
          </table:table-cell>
          <table:table-cell office:value-type="float" office:value="24163" table:style-name="ce10">
            <text:p>24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52" table:style-name="ce52">
            <text:p>10,352</text:p>
          </table:table-cell>
          <table:table-cell office:value-type="float" office:value="29478" table:style-name="ce11">
            <text:p>29,478</text:p>
          </table:table-cell>
          <table:table-cell office:value-type="float" office:value="15310" table:style-name="ce11">
            <text:p>15,310</text:p>
          </table:table-cell>
          <table:table-cell office:value-type="float" office:value="14168" table:style-name="ce10">
            <text:p>14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7" table:style-name="ce52">
            <text:p>3,867</text:p>
          </table:table-cell>
          <table:table-cell office:value-type="float" office:value="10760" table:style-name="ce11">
            <text:p>10,760</text:p>
          </table:table-cell>
          <table:table-cell office:value-type="float" office:value="5574" table:style-name="ce11">
            <text:p>5,574</text:p>
          </table:table-cell>
          <table:table-cell office:value-type="float" office:value="5186" table:style-name="ce10">
            <text:p>5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22" table:style-name="ce52">
            <text:p>7,322</text:p>
          </table:table-cell>
          <table:table-cell office:value-type="float" office:value="21979" table:style-name="ce11">
            <text:p>21,979</text:p>
          </table:table-cell>
          <table:table-cell office:value-type="float" office:value="11278" table:style-name="ce11">
            <text:p>11,278</text:p>
          </table:table-cell>
          <table:table-cell office:value-type="float" office:value="10701" table:style-name="ce10">
            <text:p>10,7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67" table:style-name="ce52">
            <text:p>8,267</text:p>
          </table:table-cell>
          <table:table-cell office:value-type="float" office:value="25677" table:style-name="ce11">
            <text:p>25,677</text:p>
          </table:table-cell>
          <table:table-cell office:value-type="float" office:value="13030" table:style-name="ce11">
            <text:p>13,030</text:p>
          </table:table-cell>
          <table:table-cell office:value-type="float" office:value="12647" table:style-name="ce10">
            <text:p>12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30" table:style-name="ce52">
            <text:p>7,930</text:p>
          </table:table-cell>
          <table:table-cell office:value-type="float" office:value="25063" table:style-name="ce11">
            <text:p>25,063</text:p>
          </table:table-cell>
          <table:table-cell office:value-type="float" office:value="12986" table:style-name="ce11">
            <text:p>12,986</text:p>
          </table:table-cell>
          <table:table-cell office:value-type="float" office:value="12077" table:style-name="ce10">
            <text:p>12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06" table:style-name="ce52">
            <text:p>9,206</text:p>
          </table:table-cell>
          <table:table-cell office:value-type="float" office:value="23800" table:style-name="ce11">
            <text:p>23,800</text:p>
          </table:table-cell>
          <table:table-cell office:value-type="float" office:value="12636" table:style-name="ce11">
            <text:p>12,636</text:p>
          </table:table-cell>
          <table:table-cell office:value-type="float" office:value="11164" table:style-name="ce10">
            <text:p>11,1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59" table:style-name="ce52">
            <text:p>6,559</text:p>
          </table:table-cell>
          <table:table-cell office:value-type="float" office:value="20197" table:style-name="ce11">
            <text:p>20,197</text:p>
          </table:table-cell>
          <table:table-cell office:value-type="float" office:value="10495" table:style-name="ce11">
            <text:p>10,495</text:p>
          </table:table-cell>
          <table:table-cell office:value-type="float" office:value="9702" table:style-name="ce10">
            <text:p>9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44" table:style-name="ce52">
            <text:p>19,044</text:p>
          </table:table-cell>
          <table:table-cell office:value-type="float" office:value="53344" table:style-name="ce11">
            <text:p>53,344</text:p>
          </table:table-cell>
          <table:table-cell office:value-type="float" office:value="27465" table:style-name="ce11">
            <text:p>27,465</text:p>
          </table:table-cell>
          <table:table-cell office:value-type="float" office:value="25879" table:style-name="ce10">
            <text:p>25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7" table:style-name="ce52">
            <text:p>5,667</text:p>
          </table:table-cell>
          <table:table-cell office:value-type="float" office:value="16635" table:style-name="ce11">
            <text:p>16,635</text:p>
          </table:table-cell>
          <table:table-cell office:value-type="float" office:value="8820" table:style-name="ce11">
            <text:p>8,820</text:p>
          </table:table-cell>
          <table:table-cell office:value-type="float" office:value="7815" table:style-name="ce10">
            <text:p>7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5" table:style-name="ce52">
            <text:p>3,445</text:p>
          </table:table-cell>
          <table:table-cell office:value-type="float" office:value="9590" table:style-name="ce11">
            <text:p>9,590</text:p>
          </table:table-cell>
          <table:table-cell office:value-type="float" office:value="5112" table:style-name="ce11">
            <text:p>5,112</text:p>
          </table:table-cell>
          <table:table-cell office:value-type="float" office:value="4478" table:style-name="ce10">
            <text:p>4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58" table:style-name="ce52">
            <text:p>8,658</text:p>
          </table:table-cell>
          <table:table-cell office:value-type="float" office:value="23739" table:style-name="ce11">
            <text:p>23,739</text:p>
          </table:table-cell>
          <table:table-cell office:value-type="float" office:value="12415" table:style-name="ce11">
            <text:p>12,415</text:p>
          </table:table-cell>
          <table:table-cell office:value-type="float" office:value="11324" table:style-name="ce10">
            <text:p>11,3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84" table:style-name="ce52">
            <text:p>11,884</text:p>
          </table:table-cell>
          <table:table-cell office:value-type="float" office:value="33991" table:style-name="ce11">
            <text:p>33,991</text:p>
          </table:table-cell>
          <table:table-cell office:value-type="float" office:value="17615" table:style-name="ce11">
            <text:p>17,615</text:p>
          </table:table-cell>
          <table:table-cell office:value-type="float" office:value="16376" table:style-name="ce10">
            <text:p>16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5" table:style-name="ce52">
            <text:p>4,545</text:p>
          </table:table-cell>
          <table:table-cell office:value-type="float" office:value="15377" table:style-name="ce11">
            <text:p>15,377</text:p>
          </table:table-cell>
          <table:table-cell office:value-type="float" office:value="7719" table:style-name="ce11">
            <text:p>7,719</text:p>
          </table:table-cell>
          <table:table-cell office:value-type="float" office:value="7658" table:style-name="ce10">
            <text:p>7,6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81" table:style-name="ce52">
            <text:p>6,681</text:p>
          </table:table-cell>
          <table:table-cell office:value-type="float" office:value="17303" table:style-name="ce11">
            <text:p>17,303</text:p>
          </table:table-cell>
          <table:table-cell office:value-type="float" office:value="8828" table:style-name="ce11">
            <text:p>8,828</text:p>
          </table:table-cell>
          <table:table-cell office:value-type="float" office:value="8475" table:style-name="ce10">
            <text:p>8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81" table:style-name="ce52">
            <text:p>3,781</text:p>
          </table:table-cell>
          <table:table-cell office:value-type="float" office:value="10370" table:style-name="ce11">
            <text:p>10,370</text:p>
          </table:table-cell>
          <table:table-cell office:value-type="float" office:value="5320" table:style-name="ce11">
            <text:p>5,320</text:p>
          </table:table-cell>
          <table:table-cell office:value-type="float" office:value="5050" table:style-name="ce10">
            <text:p>5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0" table:style-name="ce52">
            <text:p>6,970</text:p>
          </table:table-cell>
          <table:table-cell office:value-type="float" office:value="18630" table:style-name="ce11">
            <text:p>18,630</text:p>
          </table:table-cell>
          <table:table-cell office:value-type="float" office:value="9656" table:style-name="ce11">
            <text:p>9,656</text:p>
          </table:table-cell>
          <table:table-cell office:value-type="float" office:value="8974" table:style-name="ce10">
            <text:p>8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43" table:style-name="ce52">
            <text:p>4,643</text:p>
          </table:table-cell>
          <table:table-cell office:value-type="float" office:value="12119" table:style-name="ce11">
            <text:p>12,119</text:p>
          </table:table-cell>
          <table:table-cell office:value-type="float" office:value="6629" table:style-name="ce11">
            <text:p>6,629</text:p>
          </table:table-cell>
          <table:table-cell office:value-type="float" office:value="5490" table:style-name="ce10">
            <text:p>5,4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0" table:style-name="ce52">
            <text:p>3,480</text:p>
          </table:table-cell>
          <table:table-cell office:value-type="float" office:value="8281" table:style-name="ce11">
            <text:p>8,281</text:p>
          </table:table-cell>
          <table:table-cell office:value-type="float" office:value="4423" table:style-name="ce11">
            <text:p>4,423</text:p>
          </table:table-cell>
          <table:table-cell office:value-type="float" office:value="3858" table:style-name="ce10">
            <text:p>3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2" table:style-name="ce52">
            <text:p>3,022</text:p>
          </table:table-cell>
          <table:table-cell office:value-type="float" office:value="7475" table:style-name="ce11">
            <text:p>7,475</text:p>
          </table:table-cell>
          <table:table-cell office:value-type="float" office:value="4062" table:style-name="ce11">
            <text:p>4,062</text:p>
          </table:table-cell>
          <table:table-cell office:value-type="float" office:value="3413" table:style-name="ce10">
            <text:p>3,4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1" table:style-name="ce52">
            <text:p>2,061</text:p>
          </table:table-cell>
          <table:table-cell office:value-type="float" office:value="5242" table:style-name="ce11">
            <text:p>5,242</text:p>
          </table:table-cell>
          <table:table-cell office:value-type="float" office:value="2760" table:style-name="ce11">
            <text:p>2,760</text:p>
          </table:table-cell>
          <table:table-cell office:value-type="float" office:value="2482" table:style-name="ce10">
            <text:p>2,4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48" table:style-name="ce52">
            <text:p>2,348</text:p>
          </table:table-cell>
          <table:table-cell office:value-type="float" office:value="7686" table:style-name="ce11">
            <text:p>7,686</text:p>
          </table:table-cell>
          <table:table-cell office:value-type="float" office:value="3880" table:style-name="ce11">
            <text:p>3,880</text:p>
          </table:table-cell>
          <table:table-cell office:value-type="float" office:value="3806" table:style-name="ce10">
            <text:p>3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6" table:style-name="ce52">
            <text:p>1,046</text:p>
          </table:table-cell>
          <table:table-cell office:value-type="float" office:value="3255" table:style-name="ce11">
            <text:p>3,255</text:p>
          </table:table-cell>
          <table:table-cell office:value-type="float" office:value="1679" table:style-name="ce11">
            <text:p>1,679</text:p>
          </table:table-cell>
          <table:table-cell office:value-type="float" office:value="1576" table:style-name="ce10">
            <text:p>1,5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1" table:style-name="ce52">
            <text:p>2,081</text:p>
          </table:table-cell>
          <table:table-cell office:value-type="float" office:value="6757" table:style-name="ce11">
            <text:p>6,757</text:p>
          </table:table-cell>
          <table:table-cell office:value-type="float" office:value="3414" table:style-name="ce11">
            <text:p>3,414</text:p>
          </table:table-cell>
          <table:table-cell office:value-type="float" office:value="3343" table:style-name="ce10">
            <text:p>3,3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2" table:style-name="ce52">
            <text:p>1,412</text:p>
          </table:table-cell>
          <table:table-cell office:value-type="float" office:value="5362" table:style-name="ce11">
            <text:p>5,362</text:p>
          </table:table-cell>
          <table:table-cell office:value-type="float" office:value="2804" table:style-name="ce11">
            <text:p>2,804</text:p>
          </table:table-cell>
          <table:table-cell office:value-type="float" office:value="2558" table:style-name="ce10">
            <text:p>2,5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63" table:style-name="ce52">
            <text:p>2,263</text:p>
          </table:table-cell>
          <table:table-cell office:value-type="float" office:value="7454" table:style-name="ce11">
            <text:p>7,454</text:p>
          </table:table-cell>
          <table:table-cell office:value-type="float" office:value="3730" table:style-name="ce11">
            <text:p>3,730</text:p>
          </table:table-cell>
          <table:table-cell office:value-type="float" office:value="3724" table:style-name="ce10">
            <text:p>3,7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4" table:style-name="ce52">
            <text:p>1,434</text:p>
          </table:table-cell>
          <table:table-cell office:value-type="float" office:value="4949" table:style-name="ce11">
            <text:p>4,949</text:p>
          </table:table-cell>
          <table:table-cell office:value-type="float" office:value="2525" table:style-name="ce11">
            <text:p>2,525</text:p>
          </table:table-cell>
          <table:table-cell office:value-type="float" office:value="2424" table:style-name="ce10">
            <text:p>2,4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02" table:style-name="ce52">
            <text:p>1,602</text:p>
          </table:table-cell>
          <table:table-cell office:value-type="float" office:value="4850" table:style-name="ce11">
            <text:p>4,850</text:p>
          </table:table-cell>
          <table:table-cell office:value-type="float" office:value="2489" table:style-name="ce11">
            <text:p>2,489</text:p>
          </table:table-cell>
          <table:table-cell office:value-type="float" office:value="2361" table:style-name="ce10">
            <text:p>2,36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79" table:style-name="ce53">
            <text:p>1,979</text:p>
          </table:table-cell>
          <table:table-cell office:value-type="float" office:value="4867" table:style-name="ce18">
            <text:p>4,867</text:p>
          </table:table-cell>
          <table:table-cell office:value-type="float" office:value="2435" table:style-name="ce18">
            <text:p>2,435</text:p>
          </table:table-cell>
          <table:table-cell office:value-type="float" office:value="2432" table:style-name="ce17">
            <text:p>2,432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545" table:style-name="ce71">
            <text:p>83,545</text:p>
          </table:table-cell>
          <table:table-cell office:value-type="float" office:value="215351" table:style-name="ce79">
            <text:p>215,351</text:p>
          </table:table-cell>
          <table:table-cell office:value-type="float" office:value="110655" table:style-name="ce79">
            <text:p>110,655</text:p>
          </table:table-cell>
          <table:table-cell office:value-type="float" office:value="104696" table:style-name="ce73">
            <text:p>104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245" table:style-name="ce52">
            <text:p>40,245</text:p>
          </table:table-cell>
          <table:table-cell office:value-type="float" office:value="104797" table:style-name="ce11">
            <text:p>104,797</text:p>
          </table:table-cell>
          <table:table-cell office:value-type="float" office:value="52230" table:style-name="ce11">
            <text:p>52,230</text:p>
          </table:table-cell>
          <table:table-cell office:value-type="float" office:value="52567" table:style-name="ce10">
            <text:p>52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32" table:style-name="ce52">
            <text:p>5,332</text:p>
          </table:table-cell>
          <table:table-cell office:value-type="float" office:value="13504" table:style-name="ce11">
            <text:p>13,504</text:p>
          </table:table-cell>
          <table:table-cell office:value-type="float" office:value="7092" table:style-name="ce11">
            <text:p>7,092</text:p>
          </table:table-cell>
          <table:table-cell office:value-type="float" office:value="6412" table:style-name="ce10">
            <text:p>6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22" table:style-name="ce52">
            <text:p>3,222</text:p>
          </table:table-cell>
          <table:table-cell office:value-type="float" office:value="8437" table:style-name="ce11">
            <text:p>8,437</text:p>
          </table:table-cell>
          <table:table-cell office:value-type="float" office:value="4368" table:style-name="ce11">
            <text:p>4,368</text:p>
          </table:table-cell>
          <table:table-cell office:value-type="float" office:value="4069" table:style-name="ce10">
            <text:p>4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28" table:style-name="ce52">
            <text:p>6,828</text:p>
          </table:table-cell>
          <table:table-cell office:value-type="float" office:value="16998" table:style-name="ce11">
            <text:p>16,998</text:p>
          </table:table-cell>
          <table:table-cell office:value-type="float" office:value="8937" table:style-name="ce11">
            <text:p>8,937</text:p>
          </table:table-cell>
          <table:table-cell office:value-type="float" office:value="8061" table:style-name="ce10">
            <text:p>8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4" table:style-name="ce52">
            <text:p>2,454</text:p>
          </table:table-cell>
          <table:table-cell office:value-type="float" office:value="5748" table:style-name="ce11">
            <text:p>5,748</text:p>
          </table:table-cell>
          <table:table-cell office:value-type="float" office:value="2997" table:style-name="ce11">
            <text:p>2,997</text:p>
          </table:table-cell>
          <table:table-cell office:value-type="float" office:value="2751" table:style-name="ce10">
            <text:p>2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0" table:style-name="ce52">
            <text:p>4,800</text:p>
          </table:table-cell>
          <table:table-cell office:value-type="float" office:value="10923" table:style-name="ce11">
            <text:p>10,923</text:p>
          </table:table-cell>
          <table:table-cell office:value-type="float" office:value="5798" table:style-name="ce11">
            <text:p>5,798</text:p>
          </table:table-cell>
          <table:table-cell office:value-type="float" office:value="5125" table:style-name="ce10">
            <text:p>5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16" table:style-name="ce52">
            <text:p>3,716</text:p>
          </table:table-cell>
          <table:table-cell office:value-type="float" office:value="8229" table:style-name="ce11">
            <text:p>8,229</text:p>
          </table:table-cell>
          <table:table-cell office:value-type="float" office:value="4547" table:style-name="ce11">
            <text:p>4,547</text:p>
          </table:table-cell>
          <table:table-cell office:value-type="float" office:value="3682" table:style-name="ce10">
            <text:p>3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7" table:style-name="ce52">
            <text:p>2,897</text:p>
          </table:table-cell>
          <table:table-cell office:value-type="float" office:value="6944" table:style-name="ce11">
            <text:p>6,944</text:p>
          </table:table-cell>
          <table:table-cell office:value-type="float" office:value="3915" table:style-name="ce11">
            <text:p>3,915</text:p>
          </table:table-cell>
          <table:table-cell office:value-type="float" office:value="3029" table:style-name="ce10">
            <text:p>3,0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8" table:style-name="ce52">
            <text:p>3,018</text:p>
          </table:table-cell>
          <table:table-cell office:value-type="float" office:value="7614" table:style-name="ce11">
            <text:p>7,614</text:p>
          </table:table-cell>
          <table:table-cell office:value-type="float" office:value="4033" table:style-name="ce11">
            <text:p>4,033</text:p>
          </table:table-cell>
          <table:table-cell office:value-type="float" office:value="3581" table:style-name="ce10">
            <text:p>3,5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5" table:style-name="ce52">
            <text:p>3,185</text:p>
          </table:table-cell>
          <table:table-cell office:value-type="float" office:value="8092" table:style-name="ce11">
            <text:p>8,092</text:p>
          </table:table-cell>
          <table:table-cell office:value-type="float" office:value="4180" table:style-name="ce11">
            <text:p>4,180</text:p>
          </table:table-cell>
          <table:table-cell office:value-type="float" office:value="3912" table:style-name="ce10">
            <text:p>3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64" table:style-name="ce52">
            <text:p>1,164</text:p>
          </table:table-cell>
          <table:table-cell office:value-type="float" office:value="4021" table:style-name="ce11">
            <text:p>4,021</text:p>
          </table:table-cell>
          <table:table-cell office:value-type="float" office:value="2137" table:style-name="ce11">
            <text:p>2,137</text:p>
          </table:table-cell>
          <table:table-cell office:value-type="float" office:value="1884" table:style-name="ce10">
            <text:p>1,8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71" table:style-name="ce52">
            <text:p>1,071</text:p>
          </table:table-cell>
          <table:table-cell office:value-type="float" office:value="3545" table:style-name="ce11">
            <text:p>3,545</text:p>
          </table:table-cell>
          <table:table-cell office:value-type="float" office:value="1897" table:style-name="ce11">
            <text:p>1,897</text:p>
          </table:table-cell>
          <table:table-cell office:value-type="float" office:value="1648" table:style-name="ce10">
            <text:p>1,6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5" table:style-name="ce52">
            <text:p>1,085</text:p>
          </table:table-cell>
          <table:table-cell office:value-type="float" office:value="4105" table:style-name="ce11">
            <text:p>4,105</text:p>
          </table:table-cell>
          <table:table-cell office:value-type="float" office:value="2170" table:style-name="ce11">
            <text:p>2,170</text:p>
          </table:table-cell>
          <table:table-cell office:value-type="float" office:value="1935" table:style-name="ce10">
            <text:p>1,9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2" table:style-name="ce52">
            <text:p>1,422</text:p>
          </table:table-cell>
          <table:table-cell office:value-type="float" office:value="3477" table:style-name="ce11">
            <text:p>3,477</text:p>
          </table:table-cell>
          <table:table-cell office:value-type="float" office:value="1887" table:style-name="ce11">
            <text:p>1,887</text:p>
          </table:table-cell>
          <table:table-cell office:value-type="float" office:value="1590" table:style-name="ce10">
            <text:p>1,5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70" table:style-name="ce52">
            <text:p>1,170</text:p>
          </table:table-cell>
          <table:table-cell office:value-type="float" office:value="3700" table:style-name="ce11">
            <text:p>3,700</text:p>
          </table:table-cell>
          <table:table-cell office:value-type="float" office:value="1852" table:style-name="ce11">
            <text:p>1,852</text:p>
          </table:table-cell>
          <table:table-cell office:value-type="float" office:value="1848" table:style-name="ce10">
            <text:p>1,8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36" table:style-name="ce53">
            <text:p>1,936</text:p>
          </table:table-cell>
          <table:table-cell office:value-type="float" office:value="5217" table:style-name="ce18">
            <text:p>5,217</text:p>
          </table:table-cell>
          <table:table-cell office:value-type="float" office:value="2615" table:style-name="ce18">
            <text:p>2,615</text:p>
          </table:table-cell>
          <table:table-cell office:value-type="float" office:value="2602" table:style-name="ce17">
            <text:p>2,602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376" table:style-name="ce71">
            <text:p>127,376</text:p>
          </table:table-cell>
          <table:table-cell office:value-type="float" office:value="324501" table:style-name="ce79">
            <text:p>324,501</text:p>
          </table:table-cell>
          <table:table-cell office:value-type="float" office:value="164115" table:style-name="ce79">
            <text:p>164,115</text:p>
          </table:table-cell>
          <table:table-cell office:value-type="float" office:value="160386" table:style-name="ce73">
            <text:p>160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755" table:style-name="ce52">
            <text:p>41,755</text:p>
          </table:table-cell>
          <table:table-cell office:value-type="float" office:value="102468" table:style-name="ce11">
            <text:p>102,468</text:p>
          </table:table-cell>
          <table:table-cell office:value-type="float" office:value="49226" table:style-name="ce11">
            <text:p>49,226</text:p>
          </table:table-cell>
          <table:table-cell office:value-type="float" office:value="53242" table:style-name="ce10">
            <text:p>53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4" table:style-name="ce52">
            <text:p>4,404</text:p>
          </table:table-cell>
          <table:table-cell office:value-type="float" office:value="10828" table:style-name="ce11">
            <text:p>10,828</text:p>
          </table:table-cell>
          <table:table-cell office:value-type="float" office:value="5622" table:style-name="ce11">
            <text:p>5,622</text:p>
          </table:table-cell>
          <table:table-cell office:value-type="float" office:value="5206" table:style-name="ce10">
            <text:p>5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10" table:style-name="ce52">
            <text:p>8,910</text:p>
          </table:table-cell>
          <table:table-cell office:value-type="float" office:value="23381" table:style-name="ce11">
            <text:p>23,381</text:p>
          </table:table-cell>
          <table:table-cell office:value-type="float" office:value="12403" table:style-name="ce11">
            <text:p>12,403</text:p>
          </table:table-cell>
          <table:table-cell office:value-type="float" office:value="10978" table:style-name="ce10">
            <text:p>10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81" table:style-name="ce52">
            <text:p>7,881</text:p>
          </table:table-cell>
          <table:table-cell office:value-type="float" office:value="20119" table:style-name="ce11">
            <text:p>20,119</text:p>
          </table:table-cell>
          <table:table-cell office:value-type="float" office:value="10250" table:style-name="ce11">
            <text:p>10,250</text:p>
          </table:table-cell>
          <table:table-cell office:value-type="float" office:value="9869" table:style-name="ce10">
            <text:p>9,8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774" table:style-name="ce52">
            <text:p>32,774</text:p>
          </table:table-cell>
          <table:table-cell office:value-type="float" office:value="83582" table:style-name="ce11">
            <text:p>83,582</text:p>
          </table:table-cell>
          <table:table-cell office:value-type="float" office:value="41878" table:style-name="ce11">
            <text:p>41,878</text:p>
          </table:table-cell>
          <table:table-cell office:value-type="float" office:value="41704" table:style-name="ce10">
            <text:p>41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56" table:style-name="ce52">
            <text:p>7,356</text:p>
          </table:table-cell>
          <table:table-cell office:value-type="float" office:value="17609" table:style-name="ce11">
            <text:p>17,609</text:p>
          </table:table-cell>
          <table:table-cell office:value-type="float" office:value="9347" table:style-name="ce11">
            <text:p>9,347</text:p>
          </table:table-cell>
          <table:table-cell office:value-type="float" office:value="8262" table:style-name="ce10">
            <text:p>8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88" table:style-name="ce52">
            <text:p>4,988</text:p>
          </table:table-cell>
          <table:table-cell office:value-type="float" office:value="12394" table:style-name="ce11">
            <text:p>12,394</text:p>
          </table:table-cell>
          <table:table-cell office:value-type="float" office:value="6584" table:style-name="ce11">
            <text:p>6,584</text:p>
          </table:table-cell>
          <table:table-cell office:value-type="float" office:value="5810" table:style-name="ce10">
            <text:p>5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91" table:style-name="ce52">
            <text:p>1,691</text:p>
          </table:table-cell>
          <table:table-cell office:value-type="float" office:value="4388" table:style-name="ce11">
            <text:p>4,388</text:p>
          </table:table-cell>
          <table:table-cell office:value-type="float" office:value="2457" table:style-name="ce11">
            <text:p>2,457</text:p>
          </table:table-cell>
          <table:table-cell office:value-type="float" office:value="1931" table:style-name="ce10">
            <text:p>1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94" table:style-name="ce52">
            <text:p>4,794</text:p>
          </table:table-cell>
          <table:table-cell office:value-type="float" office:value="11315" table:style-name="ce11">
            <text:p>11,315</text:p>
          </table:table-cell>
          <table:table-cell office:value-type="float" office:value="6059" table:style-name="ce11">
            <text:p>6,059</text:p>
          </table:table-cell>
          <table:table-cell office:value-type="float" office:value="5256" table:style-name="ce10">
            <text:p>5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7" table:style-name="ce52">
            <text:p>4,057</text:p>
          </table:table-cell>
          <table:table-cell office:value-type="float" office:value="10012" table:style-name="ce11">
            <text:p>10,012</text:p>
          </table:table-cell>
          <table:table-cell office:value-type="float" office:value="5440" table:style-name="ce11">
            <text:p>5,440</text:p>
          </table:table-cell>
          <table:table-cell office:value-type="float" office:value="4572" table:style-name="ce10">
            <text:p>4,5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38" table:style-name="ce52">
            <text:p>4,938</text:p>
          </table:table-cell>
          <table:table-cell office:value-type="float" office:value="16139" table:style-name="ce11">
            <text:p>16,139</text:p>
          </table:table-cell>
          <table:table-cell office:value-type="float" office:value="8286" table:style-name="ce11">
            <text:p>8,286</text:p>
          </table:table-cell>
          <table:table-cell office:value-type="float" office:value="7853" table:style-name="ce10">
            <text:p>7,8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4" table:style-name="ce52">
            <text:p>2,124</text:p>
          </table:table-cell>
          <table:table-cell office:value-type="float" office:value="6233" table:style-name="ce11">
            <text:p>6,233</text:p>
          </table:table-cell>
          <table:table-cell office:value-type="float" office:value="3287" table:style-name="ce11">
            <text:p>3,287</text:p>
          </table:table-cell>
          <table:table-cell office:value-type="float" office:value="2946" table:style-name="ce10">
            <text:p>2,9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4" table:style-name="ce53">
            <text:p>1,704</text:p>
          </table:table-cell>
          <table:table-cell office:value-type="float" office:value="6033" table:style-name="ce18">
            <text:p>6,033</text:p>
          </table:table-cell>
          <table:table-cell office:value-type="float" office:value="3276" table:style-name="ce18">
            <text:p>3,276</text:p>
          </table:table-cell>
          <table:table-cell office:value-type="float" office:value="2757" table:style-name="ce17">
            <text:p>2,75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967" table:style-name="ce71">
            <text:p>41,967</text:p>
          </table:table-cell>
          <table:table-cell office:value-type="float" office:value="105907" table:style-name="ce79">
            <text:p>105,907</text:p>
          </table:table-cell>
          <table:table-cell office:value-type="float" office:value="54496" table:style-name="ce79">
            <text:p>54,496</text:p>
          </table:table-cell>
          <table:table-cell office:value-type="float" office:value="51411" table:style-name="ce73">
            <text:p>51,4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23" table:style-name="ce52">
            <text:p>25,723</text:p>
          </table:table-cell>
          <table:table-cell office:value-type="float" office:value="63171" table:style-name="ce11">
            <text:p>63,171</text:p>
          </table:table-cell>
          <table:table-cell office:value-type="float" office:value="32093" table:style-name="ce11">
            <text:p>32,093</text:p>
          </table:table-cell>
          <table:table-cell office:value-type="float" office:value="31078" table:style-name="ce10">
            <text:p>31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98" table:style-name="ce52">
            <text:p>6,098</text:p>
          </table:table-cell>
          <table:table-cell office:value-type="float" office:value="15195" table:style-name="ce11">
            <text:p>15,195</text:p>
          </table:table-cell>
          <table:table-cell office:value-type="float" office:value="8051" table:style-name="ce11">
            <text:p>8,051</text:p>
          </table:table-cell>
          <table:table-cell office:value-type="float" office:value="7144" table:style-name="ce10">
            <text:p>7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51" table:style-name="ce52">
            <text:p>3,551</text:p>
          </table:table-cell>
          <table:table-cell office:value-type="float" office:value="9907" table:style-name="ce11">
            <text:p>9,907</text:p>
          </table:table-cell>
          <table:table-cell office:value-type="float" office:value="5126" table:style-name="ce11">
            <text:p>5,126</text:p>
          </table:table-cell>
          <table:table-cell office:value-type="float" office:value="4781" table:style-name="ce10">
            <text:p>4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81" table:style-name="ce52">
            <text:p>3,081</text:p>
          </table:table-cell>
          <table:table-cell office:value-type="float" office:value="8351" table:style-name="ce11">
            <text:p>8,351</text:p>
          </table:table-cell>
          <table:table-cell office:value-type="float" office:value="4310" table:style-name="ce11">
            <text:p>4,310</text:p>
          </table:table-cell>
          <table:table-cell office:value-type="float" office:value="4041" table:style-name="ce10">
            <text:p>4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81" table:style-name="ce52">
            <text:p>2,081</text:p>
          </table:table-cell>
          <table:table-cell office:value-type="float" office:value="5382" table:style-name="ce11">
            <text:p>5,382</text:p>
          </table:table-cell>
          <table:table-cell office:value-type="float" office:value="2916" table:style-name="ce11">
            <text:p>2,916</text:p>
          </table:table-cell>
          <table:table-cell office:value-type="float" office:value="2466" table:style-name="ce10">
            <text:p>2,46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33" table:style-name="ce53">
            <text:p>1,433</text:p>
          </table:table-cell>
          <table:table-cell office:value-type="float" office:value="3901" table:style-name="ce18">
            <text:p>3,901</text:p>
          </table:table-cell>
          <table:table-cell office:value-type="float" office:value="2000" table:style-name="ce18">
            <text:p>2,000</text:p>
          </table:table-cell>
          <table:table-cell office:value-type="float" office:value="1901" table:style-name="ce17">
            <text:p>1,90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11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418" table:style-name="ce71">
            <text:p>155,418</text:p>
          </table:table-cell>
          <table:table-cell office:value-type="float" office:value="367740" table:style-name="ce79">
            <text:p>367,740</text:p>
          </table:table-cell>
          <table:table-cell office:value-type="float" office:value="183422" table:style-name="ce79">
            <text:p>183,422</text:p>
          </table:table-cell>
          <table:table-cell office:value-type="float" office:value="184318" table:style-name="ce73">
            <text:p>184,31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39" table:style-name="ce52">
            <text:p>22,839</text:p>
          </table:table-cell>
          <table:table-cell office:value-type="float" office:value="51272" table:style-name="ce11">
            <text:p>51,272</text:p>
          </table:table-cell>
          <table:table-cell office:value-type="float" office:value="26043" table:style-name="ce11">
            <text:p>26,043</text:p>
          </table:table-cell>
          <table:table-cell office:value-type="float" office:value="25229" table:style-name="ce10">
            <text:p>25,22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876" table:style-name="ce52">
            <text:p>21,876</text:p>
          </table:table-cell>
          <table:table-cell office:value-type="float" office:value="53675" table:style-name="ce11">
            <text:p>53,675</text:p>
          </table:table-cell>
          <table:table-cell office:value-type="float" office:value="26861" table:style-name="ce11">
            <text:p>26,861</text:p>
          </table:table-cell>
          <table:table-cell office:value-type="float" office:value="26814" table:style-name="ce10">
            <text:p>26,81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43" table:style-name="ce52">
            <text:p>16,043</text:p>
          </table:table-cell>
          <table:table-cell office:value-type="float" office:value="38576" table:style-name="ce11">
            <text:p>38,576</text:p>
          </table:table-cell>
          <table:table-cell office:value-type="float" office:value="19273" table:style-name="ce11">
            <text:p>19,273</text:p>
          </table:table-cell>
          <table:table-cell office:value-type="float" office:value="19303" table:style-name="ce10">
            <text:p>19,30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11" table:style-name="ce52">
            <text:p>19,011</text:p>
          </table:table-cell>
          <table:table-cell office:value-type="float" office:value="42810" table:style-name="ce11">
            <text:p>42,810</text:p>
          </table:table-cell>
          <table:table-cell office:value-type="float" office:value="21117" table:style-name="ce11">
            <text:p>21,117</text:p>
          </table:table-cell>
          <table:table-cell office:value-type="float" office:value="21693" table:style-name="ce10">
            <text:p>21,69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41" table:style-name="ce52">
            <text:p>19,241</text:p>
          </table:table-cell>
          <table:table-cell office:value-type="float" office:value="46499" table:style-name="ce11">
            <text:p>46,499</text:p>
          </table:table-cell>
          <table:table-cell office:value-type="float" office:value="23575" table:style-name="ce11">
            <text:p>23,575</text:p>
          </table:table-cell>
          <table:table-cell office:value-type="float" office:value="22924" table:style-name="ce10">
            <text:p>22,92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24" table:style-name="ce52">
            <text:p>34,024</text:p>
          </table:table-cell>
          <table:table-cell office:value-type="float" office:value="81820" table:style-name="ce11">
            <text:p>81,820</text:p>
          </table:table-cell>
          <table:table-cell office:value-type="float" office:value="40475" table:style-name="ce11">
            <text:p>40,475</text:p>
          </table:table-cell>
          <table:table-cell office:value-type="float" office:value="41345" table:style-name="ce10">
            <text:p>41,34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384" table:style-name="ce53">
            <text:p>22,384</text:p>
          </table:table-cell>
          <table:table-cell office:value-type="float" office:value="53088" table:style-name="ce18">
            <text:p>53,088</text:p>
          </table:table-cell>
          <table:table-cell office:value-type="float" office:value="26078" table:style-name="ce18">
            <text:p>26,078</text:p>
          </table:table-cell>
          <table:table-cell office:value-type="float" office:value="27010" table:style-name="ce17">
            <text:p>27,01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0691" table:style-name="ce71">
            <text:p>170,691</text:p>
          </table:table-cell>
          <table:table-cell office:value-type="float" office:value="451033" table:style-name="ce79">
            <text:p>451,033</text:p>
          </table:table-cell>
          <table:table-cell office:value-type="float" office:value="222507" table:style-name="ce79">
            <text:p>222,507</text:p>
          </table:table-cell>
          <table:table-cell office:value-type="float" office:value="228526" table:style-name="ce73">
            <text:p>228,5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3313" table:style-name="ce52">
            <text:p>83,313</text:p>
          </table:table-cell>
          <table:table-cell office:value-type="float" office:value="219636" table:style-name="ce11">
            <text:p>219,636</text:p>
          </table:table-cell>
          <table:table-cell office:value-type="float" office:value="108088" table:style-name="ce11">
            <text:p>108,088</text:p>
          </table:table-cell>
          <table:table-cell office:value-type="float" office:value="111548" table:style-name="ce10">
            <text:p>111,5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897" table:style-name="ce52">
            <text:p>58,897</text:p>
          </table:table-cell>
          <table:table-cell office:value-type="float" office:value="152644" table:style-name="ce11">
            <text:p>152,644</text:p>
          </table:table-cell>
          <table:table-cell office:value-type="float" office:value="74404" table:style-name="ce11">
            <text:p>74,404</text:p>
          </table:table-cell>
          <table:table-cell office:value-type="float" office:value="78240" table:style-name="ce10">
            <text:p>78,2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481" table:style-name="ce53">
            <text:p>28,481</text:p>
          </table:table-cell>
          <table:table-cell office:value-type="float" office:value="78753" table:style-name="ce18">
            <text:p>78,753</text:p>
          </table:table-cell>
          <table:table-cell office:value-type="float" office:value="40015" table:style-name="ce18">
            <text:p>40,015</text:p>
          </table:table-cell>
          <table:table-cell office:value-type="float" office:value="38738" table:style-name="ce17">
            <text:p>38,73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163" table:style-name="ce71">
            <text:p>101,163</text:p>
          </table:table-cell>
          <table:table-cell office:value-type="float" office:value="266076" table:style-name="ce79">
            <text:p>266,076</text:p>
          </table:table-cell>
          <table:table-cell office:value-type="float" office:value="128752" table:style-name="ce79">
            <text:p>128,752</text:p>
          </table:table-cell>
          <table:table-cell office:value-type="float" office:value="137324" table:style-name="ce73">
            <text:p>137,3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920" table:style-name="ce52">
            <text:p>45,920</text:p>
          </table:table-cell>
          <table:table-cell office:value-type="float" office:value="119745" table:style-name="ce11">
            <text:p>119,745</text:p>
          </table:table-cell>
          <table:table-cell office:value-type="float" office:value="57367" table:style-name="ce11">
            <text:p>57,367</text:p>
          </table:table-cell>
          <table:table-cell office:value-type="float" office:value="62378" table:style-name="ce10">
            <text:p>62,37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243" table:style-name="ce53">
            <text:p>55,243</text:p>
          </table:table-cell>
          <table:table-cell office:value-type="float" office:value="146331" table:style-name="ce18">
            <text:p>146,331</text:p>
          </table:table-cell>
          <table:table-cell office:value-type="float" office:value="71385" table:style-name="ce18">
            <text:p>71,385</text:p>
          </table:table-cell>
          <table:table-cell office:value-type="float" office:value="74946" table:style-name="ce17">
            <text:p>74,94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742" table:style-name="ce71">
            <text:p>41,742</text:p>
          </table:table-cell>
          <table:table-cell office:value-type="float" office:value="140490" table:style-name="ce79">
            <text:p>140,490</text:p>
          </table:table-cell>
          <table:table-cell office:value-type="float" office:value="70132" table:style-name="ce79">
            <text:p>70,132</text:p>
          </table:table-cell>
          <table:table-cell office:value-type="float" office:value="70358" table:style-name="ce73">
            <text:p>70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72" table:style-name="ce52">
            <text:p>13,172</text:p>
          </table:table-cell>
          <table:table-cell office:value-type="float" office:value="43024" table:style-name="ce11">
            <text:p>43,024</text:p>
          </table:table-cell>
          <table:table-cell office:value-type="float" office:value="21497" table:style-name="ce11">
            <text:p>21,497</text:p>
          </table:table-cell>
          <table:table-cell office:value-type="float" office:value="21527" table:style-name="ce10">
            <text:p>21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373" table:style-name="ce52">
            <text:p>9,373</text:p>
          </table:table-cell>
          <table:table-cell office:value-type="float" office:value="30326" table:style-name="ce11">
            <text:p>30,326</text:p>
          </table:table-cell>
          <table:table-cell office:value-type="float" office:value="15200" table:style-name="ce11">
            <text:p>15,200</text:p>
          </table:table-cell>
          <table:table-cell office:value-type="float" office:value="15126" table:style-name="ce10">
            <text:p>15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59" table:style-name="ce52">
            <text:p>6,459</text:p>
          </table:table-cell>
          <table:table-cell office:value-type="float" office:value="20720" table:style-name="ce11">
            <text:p>20,720</text:p>
          </table:table-cell>
          <table:table-cell office:value-type="float" office:value="10193" table:style-name="ce11">
            <text:p>10,193</text:p>
          </table:table-cell>
          <table:table-cell office:value-type="float" office:value="10527" table:style-name="ce10">
            <text:p>10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370" table:style-name="ce52">
            <text:p>9,370</text:p>
          </table:table-cell>
          <table:table-cell office:value-type="float" office:value="33022" table:style-name="ce11">
            <text:p>33,022</text:p>
          </table:table-cell>
          <table:table-cell office:value-type="float" office:value="16573" table:style-name="ce11">
            <text:p>16,573</text:p>
          </table:table-cell>
          <table:table-cell office:value-type="float" office:value="16449" table:style-name="ce10">
            <text:p>16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34" table:style-name="ce52">
            <text:p>3,234</text:p>
          </table:table-cell>
          <table:table-cell office:value-type="float" office:value="12736" table:style-name="ce11">
            <text:p>12,736</text:p>
          </table:table-cell>
          <table:table-cell office:value-type="float" office:value="6330" table:style-name="ce11">
            <text:p>6,330</text:p>
          </table:table-cell>
          <table:table-cell office:value-type="float" office:value="6406" table:style-name="ce10">
            <text:p>6,40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3">
            <text:p>134</text:p>
          </table:table-cell>
          <table:table-cell office:value-type="float" office:value="662" table:style-name="ce18">
            <text:p>662</text:p>
          </table:table-cell>
          <table:table-cell office:value-type="float" office:value="339" table:style-name="ce18">
            <text:p>339</text:p>
          </table:table-cell>
          <table:table-cell office:value-type="float" office:value="323" table:style-name="ce17">
            <text:p>32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370" table:style-name="ce71">
            <text:p>3,370</text:p>
          </table:table-cell>
          <table:table-cell office:value-type="float" office:value="13199" table:style-name="ce79">
            <text:p>13,199</text:p>
          </table:table-cell>
          <table:table-cell office:value-type="float" office:value="7605" table:style-name="ce79">
            <text:p>7,605</text:p>
          </table:table-cell>
          <table:table-cell office:value-type="float" office:value="5594" table:style-name="ce73">
            <text:p>5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16" table:style-name="ce52">
            <text:p>1,916</text:p>
          </table:table-cell>
          <table:table-cell office:value-type="float" office:value="7615" table:style-name="ce11">
            <text:p>7,615</text:p>
          </table:table-cell>
          <table:table-cell office:value-type="float" office:value="4289" table:style-name="ce11">
            <text:p>4,289</text:p>
          </table:table-cell>
          <table:table-cell office:value-type="float" office:value="3326" table:style-name="ce10">
            <text:p>3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87" table:style-name="ce52">
            <text:p>787</text:p>
          </table:table-cell>
          <table:table-cell office:value-type="float" office:value="2680" table:style-name="ce11">
            <text:p>2,680</text:p>
          </table:table-cell>
          <table:table-cell office:value-type="float" office:value="1534" table:style-name="ce11">
            <text:p>1,534</text:p>
          </table:table-cell>
          <table:table-cell office:value-type="float" office:value="1146" table:style-name="ce10">
            <text:p>1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4" table:style-name="ce52">
            <text:p>314</text:p>
          </table:table-cell>
          <table:table-cell office:value-type="float" office:value="1486" table:style-name="ce11">
            <text:p>1,486</text:p>
          </table:table-cell>
          <table:table-cell office:value-type="float" office:value="918" table:style-name="ce11">
            <text:p>918</text:p>
          </table:table-cell>
          <table:table-cell office:value-type="float" office:value="568" table:style-name="ce10">
            <text:p>56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3" table:style-name="ce53">
            <text:p>353</text:p>
          </table:table-cell>
          <table:table-cell office:value-type="float" office:value="1418" table:style-name="ce18">
            <text:p>1,418</text:p>
          </table:table-cell>
          <table:table-cell office:value-type="float" office:value="864" table:style-name="ce18">
            <text:p>864</text:p>
          </table:table-cell>
          <table:table-cell office:value-type="float" office:value="554" table:style-name="ce17">
            <text:p>55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user</meta:initial-creator>
    <dc:creator>盧怡婷</dc:creator>
    <meta:creation-date>1998-03-06T04:37:15Z</meta:creation-date>
    <dc:date>2020-12-03T10:38:40Z</dc:date>
    <meta:print-date>2020-06-02T06:30:47Z</meta:print-date>
  </office:meta>
</office:document-meta>
</file>